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19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9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9">
      <style:table-cell-properties fo:border-top="2pt solid #000000" fo:border-bottom="2pt solid #000000" fo:border-left="thin solid #000000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9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00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00"/>
    </style:style>
    <style:style style:name="co1" style:family="table-column">
      <style:table-column-properties fo:break-before="auto" style:column-width="1.81428571428571cm"/>
    </style:style>
    <style:style style:name="co2" style:family="table-column">
      <style:table-column-properties fo:break-before="auto" style:column-width="1.60261904761905cm" style:use-optimal-column-width="true"/>
    </style:style>
    <style:style style:name="co3" style:family="table-column">
      <style:table-column-properties fo:break-before="auto" style:column-width="2.44928571428571cm" style:use-optimal-column-width="true"/>
    </style:style>
    <style:style style:name="co4" style:family="table-column">
      <style:table-column-properties fo:break-before="auto" style:column-width="1.9805952380952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date" office:date-value="2025-03-29T00:00:00" table:number-columns-spanned="4" table:number-rows-spanned="1" table:style-name="ce9">
            <text:p>29-03-2025</text:p>
          </table:table-cell>
          <table:covered-table-cell table:number-columns-repeated="3"/>
          <table:table-cell office:value-type="date" office:date-value="2025-04-05T00:00:00" table:number-columns-spanned="3" table:number-rows-spanned="1" table:style-name="ce11">
            <text:p>05-04-20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/>
          <table:table-cell office:value-type="string" table:style-name="ce14">
            <text:p>Stocks</text:p>
          </table:table-cell>
          <table:table-cell office:value-type="string" table:style-name="ce13">
            <text:p>ROC-30D</text:p>
          </table:table-cell>
          <table:table-cell office:value-type="string" table:style-name="ce12">
            <text:p>ROC-60D</text:p>
          </table:table-cell>
          <table:table-cell office:value-type="string" table:style-name="ce12">
            <text:p>ROC-180D</text:p>
          </table:table-cell>
          <table:table-cell office:value-type="string" table:style-name="ce12">
            <text:p>ROC-30D</text:p>
          </table:table-cell>
          <table:table-cell office:value-type="string" table:style-name="ce12">
            <text:p>ROC-60D</text:p>
          </table:table-cell>
          <table:table-cell office:value-type="string" table:style-name="ce12">
            <text:p>ROC-180D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7">
            <text:p>AAPL</text:p>
          </table:table-cell>
          <table:table-cell office:value-type="float" office:value="-9.7834658229783358" table:style-name="ce8">
            <text:p>-9.783465823</text:p>
          </table:table-cell>
          <table:table-cell office:value-type="float" office:value="-13.505326187534401" table:style-name="ce1">
            <text:p>-13.50532619</text:p>
          </table:table-cell>
          <table:table-cell office:value-type="float" office:value="-6.1583189594670111" table:style-name="ce1">
            <text:p>-6.158318959</text:p>
          </table:table-cell>
          <table:table-cell office:value-type="float" office:value="-23.28242616918023" table:style-name="ce1">
            <text:p>-23.28242617</text:p>
          </table:table-cell>
          <table:table-cell office:value-type="float" office:value="-22.139005434016891" table:style-name="ce1">
            <text:p>-22.13900543</text:p>
          </table:table-cell>
          <table:table-cell office:value-type="float" office:value="-17.418237970358479" table:style-name="ce1">
            <text:p>-17.4182379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BNB</text:p>
          </table:table-cell>
          <table:table-cell office:value-type="float" office:value="-14.42852510879082" table:style-name="ce3">
            <text:p>-14.42852511</text:p>
          </table:table-cell>
          <table:table-cell office:value-type="float" office:value="-8.4363821585265608" table:style-name="ce1">
            <text:p>-8.436382159</text:p>
          </table:table-cell>
          <table:table-cell office:value-type="float" office:value="-20.515012281195052" table:style-name="ce1">
            <text:p>-20.51501228</text:p>
          </table:table-cell>
          <table:table-cell office:value-type="float" office:value="-26.980216119681881" table:style-name="ce1">
            <text:p>-26.98021612</text:p>
          </table:table-cell>
          <table:table-cell office:value-type="float" office:value="-18.75999000955461" table:style-name="ce1">
            <text:p>-18.75999001</text:p>
          </table:table-cell>
          <table:table-cell office:value-type="float" office:value="-27.932429958034209" table:style-name="ce1">
            <text:p>-27.9324299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DBE</text:p>
          </table:table-cell>
          <table:table-cell office:value-type="float" office:value="-16.00758015117372" table:style-name="ce3">
            <text:p>-16.00758015</text:p>
          </table:table-cell>
          <table:table-cell office:value-type="float" office:value="-13.479138174807799" table:style-name="ce1">
            <text:p>-13.47913817</text:p>
          </table:table-cell>
          <table:table-cell office:value-type="float" office:value="-31.678327908046061" table:style-name="ce1">
            <text:p>-31.67832791</text:p>
          </table:table-cell>
          <table:table-cell office:value-type="float" office:value="-21.437252077306621" table:style-name="ce1">
            <text:p>-21.43725208</text:p>
          </table:table-cell>
          <table:table-cell office:value-type="float" office:value="-17.405294633302379" table:style-name="ce1">
            <text:p>-17.40529463</text:p>
          </table:table-cell>
          <table:table-cell office:value-type="float" office:value="-38.008135346745121" table:style-name="ce1">
            <text:p>-38.0081353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DI</text:p>
          </table:table-cell>
          <table:table-cell office:value-type="float" office:value="-3.2975267561033141" table:style-name="ce3">
            <text:p>-3.297526756</text:p>
          </table:table-cell>
          <table:table-cell office:value-type="float" office:value="-4.7624417212821903" table:style-name="ce1">
            <text:p>-4.762441721</text:p>
          </table:table-cell>
          <table:table-cell office:value-type="float" office:value="-14.36510521418843" table:style-name="ce1">
            <text:p>-14.36510521</text:p>
          </table:table-cell>
          <table:table-cell office:value-type="float" office:value="-30.804004444307889" table:style-name="ce1">
            <text:p>-30.80400444</text:p>
          </table:table-cell>
          <table:table-cell office:value-type="float" office:value="-23.418649904834389" table:style-name="ce1">
            <text:p>-23.4186499</text:p>
          </table:table-cell>
          <table:table-cell office:value-type="float" office:value="-29.260612817023791" table:style-name="ce1">
            <text:p>-29.2606128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DP</text:p>
          </table:table-cell>
          <table:table-cell office:value-type="float" office:value="-2.5101642599795682" table:style-name="ce3">
            <text:p>-2.51016426</text:p>
          </table:table-cell>
          <table:table-cell office:value-type="float" office:value="3.2300125309477501" table:style-name="ce1">
            <text:p>3.230012531</text:p>
          </table:table-cell>
          <table:table-cell office:value-type="float" office:value="30.48750486055382" table:style-name="ce1">
            <text:p>30.48750486</text:p>
          </table:table-cell>
          <table:table-cell office:value-type="float" office:value="-7.4351089163591597" table:style-name="ce1">
            <text:p>-7.435108916</text:p>
          </table:table-cell>
          <table:table-cell office:value-type="float" office:value="-0.2584412547730357" table:style-name="ce1">
            <text:p>-0.258441255</text:p>
          </table:table-cell>
          <table:table-cell office:value-type="float" office:value="16.592380160547389" table:style-name="ce1">
            <text:p>16.592380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EP</text:p>
          </table:table-cell>
          <table:table-cell office:value-type="float" office:value="5.9114777175818523" table:style-name="ce3">
            <text:p>5.911477718</text:p>
          </table:table-cell>
          <table:table-cell office:value-type="float" office:value="17.271924314708698" table:style-name="ce1">
            <text:p>17.27192431</text:p>
          </table:table-cell>
          <table:table-cell office:value-type="float" office:value="24.646260406184609" table:style-name="ce1">
            <text:p>24.64626041</text:p>
          </table:table-cell>
          <table:table-cell office:value-type="float" office:value="-0.80698610020387074" table:style-name="ce1">
            <text:p>-0.8069861</text:p>
          </table:table-cell>
          <table:table-cell office:value-type="float" office:value="16.566086616931901" table:style-name="ce1">
            <text:p>16.56608662</text:p>
          </table:table-cell>
          <table:table-cell office:value-type="float" office:value="14.895039917174641" table:style-name="ce1">
            <text:p>14.8950399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LGN</text:p>
          </table:table-cell>
          <table:table-cell office:value-type="float" office:value="-22.294886432650909" table:style-name="ce3">
            <text:p>-22.29488643</text:p>
          </table:table-cell>
          <table:table-cell office:value-type="float" office:value="-22.930581226312299" table:style-name="ce1">
            <text:p>-22.93058123</text:p>
          </table:table-cell>
          <table:table-cell office:value-type="float" office:value="-36.093604305608437" table:style-name="ce1">
            <text:p>-36.09360431</text:p>
          </table:table-cell>
          <table:table-cell office:value-type="float" office:value="-19.387701301760739" table:style-name="ce1">
            <text:p>-19.3877013</text:p>
          </table:table-cell>
          <table:table-cell office:value-type="float" office:value="-29.440156173244912" table:style-name="ce1">
            <text:p>-29.44015617</text:p>
          </table:table-cell>
          <table:table-cell office:value-type="float" office:value="-38.738130183934231" table:style-name="ce1">
            <text:p>-38.7381301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MAT</text:p>
          </table:table-cell>
          <table:table-cell office:value-type="float" office:value="-21.097239198653249" table:style-name="ce3">
            <text:p>-21.0972392</text:p>
          </table:table-cell>
          <table:table-cell office:value-type="float" office:value="-11.150011598492799" table:style-name="ce1">
            <text:p>-11.1500116</text:p>
          </table:table-cell>
          <table:table-cell office:value-type="float" office:value="-42.73234714347322" table:style-name="ce1">
            <text:p>-42.73234714</text:p>
          </table:table-cell>
          <table:table-cell office:value-type="float" office:value="-26.183277065918801" table:style-name="ce1">
            <text:p>-26.18327707</text:p>
          </table:table-cell>
          <table:table-cell office:value-type="float" office:value="-28.443141557660891" table:style-name="ce1">
            <text:p>-28.44314156</text:p>
          </table:table-cell>
          <table:table-cell office:value-type="float" office:value="-41.933900026835303" table:style-name="ce1">
            <text:p>-41.9339000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MD</text:p>
          </table:table-cell>
          <table:table-cell office:value-type="float" office:value="-7.6826728606170107" table:style-name="ce3">
            <text:p>-7.682672861</text:p>
          </table:table-cell>
          <table:table-cell office:value-type="float" office:value="-15.6974851661742" table:style-name="ce1">
            <text:p>-15.69748517</text:p>
          </table:table-cell>
          <table:table-cell office:value-type="float" office:value="-43.889977465997653" table:style-name="ce1">
            <text:p>-43.88997747</text:p>
          </table:table-cell>
          <table:table-cell office:value-type="float" office:value="-22.6272059096835" table:style-name="ce1">
            <text:p>-22.62720591</text:p>
          </table:table-cell>
          <table:table-cell office:value-type="float" office:value="-32.64745079480997" table:style-name="ce1">
            <text:p>-32.64745079</text:p>
          </table:table-cell>
          <table:table-cell office:value-type="float" office:value="-46.208363497429843" table:style-name="ce1">
            <text:p>-46.208363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MGN</text:p>
          </table:table-cell>
          <table:table-cell office:value-type="float" office:value="4.195667206215604" table:style-name="ce3">
            <text:p>4.195667206</text:p>
          </table:table-cell>
          <table:table-cell office:value-type="float" office:value="19.3327707282082" table:style-name="ce1">
            <text:p>19.33277073</text:p>
          </table:table-cell>
          <table:table-cell office:value-type="float" office:value="-2.3607730614176088" table:style-name="ce1">
            <text:p>-2.360773061</text:p>
          </table:table-cell>
          <table:table-cell office:value-type="float" office:value="-2.8447888978502638" table:style-name="ce1">
            <text:p>-2.844788898</text:p>
          </table:table-cell>
          <table:table-cell office:value-type="float" office:value="13.24444770015644" table:style-name="ce1">
            <text:p>13.2444477</text:p>
          </table:table-cell>
          <table:table-cell office:value-type="float" office:value="-10.261708450267131" table:style-name="ce1">
            <text:p>-10.2617084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MZN</text:p>
          </table:table-cell>
          <table:table-cell office:value-type="float" office:value="-16.343271560748221" table:style-name="ce3">
            <text:p>-16.34327156</text:p>
          </table:table-cell>
          <table:table-cell office:value-type="float" office:value="-12.914596220936501" table:style-name="ce1">
            <text:p>-12.91459622</text:p>
          </table:table-cell>
          <table:table-cell office:value-type="float" office:value="-3.53871179889589" table:style-name="ce1">
            <text:p>-3.538711799</text:p>
          </table:table-cell>
          <table:table-cell office:value-type="float" office:value="-21.045341880922969" table:style-name="ce1">
            <text:p>-21.04534188</text:p>
          </table:table-cell>
          <table:table-cell office:value-type="float" office:value="-23.011120827474151" table:style-name="ce1">
            <text:p>-23.01112083</text:p>
          </table:table-cell>
          <table:table-cell office:value-type="float" office:value="-9.0086698960229548" table:style-name="ce1">
            <text:p>-9.00866989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NSS</text:p>
          </table:table-cell>
          <table:table-cell office:value-type="float" office:value="-6.5689765890945981" table:style-name="ce3">
            <text:p>-6.568976589</text:p>
          </table:table-cell>
          <table:table-cell office:value-type="float" office:value="-6.2233658687381102" table:style-name="ce1">
            <text:p>-6.223365869</text:p>
          </table:table-cell>
          <table:table-cell office:value-type="float" office:value="-4.2628354536442599" table:style-name="ce1">
            <text:p>-4.262835454</text:p>
          </table:table-cell>
          <table:table-cell office:value-type="float" office:value="-14.170726956835541" table:style-name="ce1">
            <text:p>-14.17072696</text:p>
          </table:table-cell>
          <table:table-cell office:value-type="float" office:value="-14.59238414387041" table:style-name="ce1">
            <text:p>-14.59238414</text:p>
          </table:table-cell>
          <table:table-cell office:value-type="float" office:value="-10.42375909116077" table:style-name="ce1">
            <text:p>-10.4237590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VGO</text:p>
          </table:table-cell>
          <table:table-cell office:value-type="float" office:value="-28.061178823411971" table:style-name="ce3">
            <text:p>-28.06117882</text:p>
          </table:table-cell>
          <table:table-cell office:value-type="float" office:value="-27.993994956210098" table:style-name="ce1">
            <text:p>-27.99399496</text:p>
          </table:table-cell>
          <table:table-cell office:value-type="float" office:value="-2.1914046460337668" table:style-name="ce1">
            <text:p>-2.191404646</text:p>
          </table:table-cell>
          <table:table-cell office:value-type="float" office:value="-32.894606523709783" table:style-name="ce1">
            <text:p>-32.89460652</text:p>
          </table:table-cell>
          <table:table-cell office:value-type="float" office:value="-35.823712061078467" table:style-name="ce1">
            <text:p>-35.82371206</text:p>
          </table:table-cell>
          <table:table-cell office:value-type="float" office:value="-5.3662498861158694" table:style-name="ce1">
            <text:p>-5.3662498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ZN</text:p>
          </table:table-cell>
          <table:table-cell office:value-type="float" office:value="0.52921310382160147" table:style-name="ce3">
            <text:p>0.529213104</text:p>
          </table:table-cell>
          <table:table-cell office:value-type="float" office:value="14.143657297695301" table:style-name="ce1">
            <text:p>14.1436573</text:p>
          </table:table-cell>
          <table:table-cell office:value-type="float" office:value="-3.1459675676585062" table:style-name="ce1">
            <text:p>-3.145967568</text:p>
          </table:table-cell>
          <table:table-cell office:value-type="float" office:value="-7.7607141491446896" table:style-name="ce1">
            <text:p>-7.760714149</text:p>
          </table:table-cell>
          <table:table-cell office:value-type="float" office:value="4.1984845843952208" table:style-name="ce1">
            <text:p>4.198484584</text:p>
          </table:table-cell>
          <table:table-cell office:value-type="float" office:value="-12.40640113860495" table:style-name="ce1">
            <text:p>-12.4064011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BIDU</text:p>
          </table:table-cell>
          <table:table-cell office:value-type="float" office:value="-3.3336719260703029" table:style-name="ce3">
            <text:p>-3.333671926</text:p>
          </table:table-cell>
          <table:table-cell office:value-type="float" office:value="11.088636949941501" table:style-name="ce1">
            <text:p>11.08863695</text:p>
          </table:table-cell>
          <table:table-cell office:value-type="float" office:value="-4.6661216876712608" table:style-name="ce1">
            <text:p>-4.666121688</text:p>
          </table:table-cell>
          <table:table-cell office:value-type="float" office:value="-9.6954410522279204" table:style-name="ce1">
            <text:p>-9.695441052</text:p>
          </table:table-cell>
          <table:table-cell office:value-type="float" office:value="-0.21789166426083531" table:style-name="ce1">
            <text:p>-0.217891664</text:p>
          </table:table-cell>
          <table:table-cell office:value-type="float" office:value="-9.5070769358594784" table:style-name="ce1">
            <text:p>-9.50707693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BIIB</text:p>
          </table:table-cell>
          <table:table-cell office:value-type="float" office:value="-5.7783916806148562E-2" table:style-name="ce3">
            <text:p>-0.057783917</text:p>
          </table:table-cell>
          <table:table-cell office:value-type="float" office:value="-7.8700360423990903" table:style-name="ce1">
            <text:p>-7.870036042</text:p>
          </table:table-cell>
          <table:table-cell office:value-type="float" office:value="-40.549948392185819" table:style-name="ce1">
            <text:p>-40.54994839</text:p>
          </table:table-cell>
          <table:table-cell office:value-type="float" office:value="-12.556880055002811" table:style-name="ce1">
            <text:p>-12.55688006</text:p>
          </table:table-cell>
          <table:table-cell office:value-type="float" office:value="-19.699635482808429" table:style-name="ce1">
            <text:p>-19.69963548</text:p>
          </table:table-cell>
          <table:table-cell office:value-type="float" office:value="-46.139358660396887" table:style-name="ce1">
            <text:p>-46.1393586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BKNG</text:p>
          </table:table-cell>
          <table:table-cell office:value-type="float" office:value="-7.2866569866036883" table:style-name="ce3">
            <text:p>-7.286656987</text:p>
          </table:table-cell>
          <table:table-cell office:value-type="float" office:value="-6.9554290290013903" table:style-name="ce1">
            <text:p>-6.955429029</text:p>
          </table:table-cell>
          <table:table-cell office:value-type="float" office:value="16.84608098664139" table:style-name="ce1">
            <text:p>16.84608099</text:p>
          </table:table-cell>
          <table:table-cell office:value-type="float" office:value="-13.983058325071839" table:style-name="ce1">
            <text:p>-13.98305833</text:p>
          </table:table-cell>
          <table:table-cell office:value-type="float" office:value="-10.494032390044289" table:style-name="ce1">
            <text:p>-10.49403239</text:p>
          </table:table-cell>
          <table:table-cell office:value-type="float" office:value="8.0268518418193526" table:style-name="ce1">
            <text:p>8.02685184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DNS</text:p>
          </table:table-cell>
          <table:table-cell office:value-type="float" office:value="-13.327255784928569" table:style-name="ce3">
            <text:p>-13.32725578</text:p>
          </table:table-cell>
          <table:table-cell office:value-type="float" office:value="-14.963885609928999" table:style-name="ce1">
            <text:p>-14.96388561</text:p>
          </table:table-cell>
          <table:table-cell office:value-type="float" office:value="-19.734205053321791" table:style-name="ce1">
            <text:p>-19.73420505</text:p>
          </table:table-cell>
          <table:table-cell office:value-type="float" office:value="-9.8552263745402549" table:style-name="ce1">
            <text:p>-9.855226375</text:p>
          </table:table-cell>
          <table:table-cell office:value-type="float" office:value="-22.80306476712531" table:style-name="ce1">
            <text:p>-22.80306477</text:p>
          </table:table-cell>
          <table:table-cell office:value-type="float" office:value="-19.172563921468601" table:style-name="ce1">
            <text:p>-19.1725639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DW</text:p>
          </table:table-cell>
          <table:table-cell office:value-type="float" office:value="-13.61345299092285" table:style-name="ce3">
            <text:p>-13.61345299</text:p>
          </table:table-cell>
          <table:table-cell office:value-type="float" office:value="-6.51715903889139" table:style-name="ce1">
            <text:p>-6.517159039</text:p>
          </table:table-cell>
          <table:table-cell office:value-type="float" office:value="-25.498922362748441" table:style-name="ce1">
            <text:p>-25.49892236</text:p>
          </table:table-cell>
          <table:table-cell office:value-type="float" office:value="-22.265221693964111" table:style-name="ce1">
            <text:p>-22.26522169</text:p>
          </table:table-cell>
          <table:table-cell office:value-type="float" office:value="-19.894267810552041" table:style-name="ce1">
            <text:p>-19.89426781</text:p>
          </table:table-cell>
          <table:table-cell office:value-type="float" office:value="-38.443274093641563" table:style-name="ce1">
            <text:p>-38.4432740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EG</text:p>
          </table:table-cell>
          <table:table-cell office:value-type="float" office:value="-33.938674513409907" table:style-name="ce3">
            <text:p>-33.93867451</text:p>
          </table:table-cell>
          <table:table-cell office:value-type="float" office:value="-9.0781125258782804" table:style-name="ce1">
            <text:p>-9.078112526</text:p>
          </table:table-cell>
          <table:table-cell office:value-type="float" office:value="-5.9525812449571687" table:style-name="ce1">
            <text:p>-5.952581245</text:p>
          </table:table-cell>
          <table:table-cell office:value-type="float" office:value="-39.783434949813063" table:style-name="ce1">
            <text:p>-39.78343495</text:p>
          </table:table-cell>
          <table:table-cell office:value-type="float" office:value="-32.996913585784192" table:style-name="ce1">
            <text:p>-32.99691359</text:p>
          </table:table-cell>
          <table:table-cell office:value-type="float" office:value="-7.929388208145002" table:style-name="ce1">
            <text:p>-7.92938820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HKP</text:p>
          </table:table-cell>
          <table:table-cell office:value-type="float" office:value="3.2787627352097668" table:style-name="ce3">
            <text:p>3.278762735</text:p>
          </table:table-cell>
          <table:table-cell office:value-type="float" office:value="21.9534346984351" table:style-name="ce1">
            <text:p>21.9534347</text:p>
          </table:table-cell>
          <table:table-cell office:value-type="float" office:value="34.090774699599592" table:style-name="ce1">
            <text:p>34.0907747</text:p>
          </table:table-cell>
          <table:table-cell office:value-type="float" office:value="-0.59040533269332762" table:style-name="ce1">
            <text:p>-0.590405333</text:p>
          </table:table-cell>
          <table:table-cell office:value-type="float" office:value="18.7568929613747" table:style-name="ce1">
            <text:p>18.75689296</text:p>
          </table:table-cell>
          <table:table-cell office:value-type="float" office:value="25.60904649288414" table:style-name="ce1">
            <text:p>25.6090464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HTR</text:p>
          </table:table-cell>
          <table:table-cell office:value-type="float" office:value="2.286775577579252" table:style-name="ce3">
            <text:p>2.286775578</text:p>
          </table:table-cell>
          <table:table-cell office:value-type="float" office:value="7.5295754092234901" table:style-name="ce1">
            <text:p>7.529575409</text:p>
          </table:table-cell>
          <table:table-cell office:value-type="float" office:value="25.538347912626811" table:style-name="ce1">
            <text:p>25.53834791</text:p>
          </table:table-cell>
          <table:table-cell office:value-type="float" office:value="-6.2908563587474031" table:style-name="ce1">
            <text:p>-6.290856359</text:p>
          </table:table-cell>
          <table:table-cell office:value-type="float" office:value="-2.6867635723904719" table:style-name="ce1">
            <text:p>-2.686763572</text:p>
          </table:table-cell>
          <table:table-cell office:value-type="float" office:value="2.419019390627787" table:style-name="ce1">
            <text:p>2.41901939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OST</text:p>
          </table:table-cell>
          <table:table-cell office:value-type="float" office:value="-13.669373382740639" table:style-name="ce3">
            <text:p>-13.66937338</text:p>
          </table:table-cell>
          <table:table-cell office:value-type="float" office:value="0.919218968657466" table:style-name="ce1">
            <text:p>0.919218969</text:p>
          </table:table-cell>
          <table:table-cell office:value-type="float" office:value="5.534320732953125" table:style-name="ce1">
            <text:p>5.534320733</text:p>
          </table:table-cell>
          <table:table-cell office:value-type="float" office:value="-11.45377868008906" table:style-name="ce1">
            <text:p>-11.45377868</text:p>
          </table:table-cell>
          <table:table-cell office:value-type="float" office:value="-0.42082847974990489" table:style-name="ce1">
            <text:p>-0.42082848</text:p>
          </table:table-cell>
          <table:table-cell office:value-type="float" office:value="8.7133773290345928" table:style-name="ce1">
            <text:p>8.71337732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PRT</text:p>
          </table:table-cell>
          <table:table-cell office:value-type="float" office:value="-7.8221630652644123" table:style-name="ce3">
            <text:p>-7.822163065</text:p>
          </table:table-cell>
          <table:table-cell office:value-type="float" office:value="-5.1264398546018199" table:style-name="ce1">
            <text:p>-5.126439855</text:p>
          </table:table-cell>
          <table:table-cell office:value-type="float" office:value="1.8843532932507061" table:style-name="ce1">
            <text:p>1.884353293</text:p>
          </table:table-cell>
          <table:table-cell office:value-type="float" office:value="-3.6755642789295311" table:style-name="ce1">
            <text:p>-3.675564279</text:p>
          </table:table-cell>
          <table:table-cell office:value-type="float" office:value="-3.076108295345195" table:style-name="ce1">
            <text:p>-3.076108295</text:p>
          </table:table-cell>
          <table:table-cell office:value-type="float" office:value="2.8684593223632171" table:style-name="ce1">
            <text:p>2.86845932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RWD</text:p>
          </table:table-cell>
          <table:table-cell office:value-type="float" office:value="-21.30154175074744" table:style-name="ce3">
            <text:p>-21.30154175</text:p>
          </table:table-cell>
          <table:table-cell office:value-type="float" office:value="2.2329700974734799" table:style-name="ce1">
            <text:p>2.232970097</text:p>
          </table:table-cell>
          <table:table-cell office:value-type="float" office:value="-4.6307988490280918" table:style-name="ce1">
            <text:p>-4.630798849</text:p>
          </table:table-cell>
          <table:table-cell office:value-type="float" office:value="-20.913246120955211" table:style-name="ce1">
            <text:p>-20.91324612</text:p>
          </table:table-cell>
          <table:table-cell office:value-type="float" office:value="-10.640954789079981" table:style-name="ce1">
            <text:p>-10.64095479</text:p>
          </table:table-cell>
          <table:table-cell office:value-type="float" office:value="-9.3846839830606541" table:style-name="ce1">
            <text:p>-9.38468398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SCO</text:p>
          </table:table-cell>
          <table:table-cell office:value-type="float" office:value="-4.6679190712933094" table:style-name="ce3">
            <text:p>-4.667919071</text:p>
          </table:table-cell>
          <table:table-cell office:value-type="float" office:value="3.5220811553299298" table:style-name="ce1">
            <text:p>3.522081155</text:p>
          </table:table-cell>
          <table:table-cell office:value-type="float" office:value="33.440671907131012" table:style-name="ce1">
            <text:p>33.44067191</text:p>
          </table:table-cell>
          <table:table-cell office:value-type="float" office:value="-14.185475206111811" table:style-name="ce1">
            <text:p>-14.18547521</text:p>
          </table:table-cell>
          <table:table-cell office:value-type="float" office:value="-6.8316111127474741" table:style-name="ce1">
            <text:p>-6.831611113</text:p>
          </table:table-cell>
          <table:table-cell office:value-type="float" office:value="14.799508630718829" table:style-name="ce1">
            <text:p>14.7995086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SGP</text:p>
          </table:table-cell>
          <table:table-cell office:value-type="float" office:value="7.8167484921677346" table:style-name="ce3">
            <text:p>7.816748492</text:p>
          </table:table-cell>
          <table:table-cell office:value-type="float" office:value="10.4288469724252" table:style-name="ce1">
            <text:p>10.42884697</text:p>
          </table:table-cell>
          <table:table-cell office:value-type="float" office:value="10.3981091334817" table:style-name="ce1">
            <text:p>10.39810913</text:p>
          </table:table-cell>
          <table:table-cell office:value-type="float" office:value="-5.430392133387925" table:style-name="ce1">
            <text:p>-5.430392133</text:p>
          </table:table-cell>
          <table:table-cell office:value-type="float" office:value="3.212055310724331" table:style-name="ce1">
            <text:p>3.212055311</text:p>
          </table:table-cell>
          <table:table-cell office:value-type="float" office:value="-4.3466747918246504" table:style-name="ce1">
            <text:p>-4.34667479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TAS</text:p>
          </table:table-cell>
          <table:table-cell office:value-type="float" office:value="-1.157589889182306" table:style-name="ce3">
            <text:p>-1.157589889</text:p>
          </table:table-cell>
          <table:table-cell office:value-type="float" office:value="10.8479407294016" table:style-name="ce1">
            <text:p>10.84794073</text:p>
          </table:table-cell>
          <table:table-cell office:value-type="float" office:value="14.928757546979719" table:style-name="ce1">
            <text:p>14.92875755</text:p>
          </table:table-cell>
          <table:table-cell office:value-type="float" office:value="-6.897222203147388" table:style-name="ce1">
            <text:p>-6.897222203</text:p>
          </table:table-cell>
          <table:table-cell office:value-type="float" office:value="1.0444214275171739" table:style-name="ce1">
            <text:p>1.044421428</text:p>
          </table:table-cell>
          <table:table-cell office:value-type="float" office:value="7.0377909146999178" table:style-name="ce1">
            <text:p>7.03779091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DDOG</text:p>
          </table:table-cell>
          <table:table-cell office:value-type="float" office:value="-25.6015903096527" table:style-name="ce3">
            <text:p>-25.60159031</text:p>
          </table:table-cell>
          <table:table-cell office:value-type="float" office:value="-29.874453937602599" table:style-name="ce1">
            <text:p>-29.87445394</text:p>
          </table:table-cell>
          <table:table-cell office:value-type="float" office:value="-19.946157462026861" table:style-name="ce1">
            <text:p>-19.94615746</text:p>
          </table:table-cell>
          <table:table-cell office:value-type="float" office:value="-26.504512910601271" table:style-name="ce1">
            <text:p>-26.50451291</text:p>
          </table:table-cell>
          <table:table-cell office:value-type="float" office:value="-37.814707142386958" table:style-name="ce1">
            <text:p>-37.81470714</text:p>
          </table:table-cell>
          <table:table-cell office:value-type="float" office:value="-27.426545355351191" table:style-name="ce1">
            <text:p>-27.4265453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DELL</text:p>
          </table:table-cell>
          <table:table-cell office:value-type="float" office:value="-16.297842256977741" table:style-name="ce3">
            <text:p>-16.29784226</text:p>
          </table:table-cell>
          <table:table-cell office:value-type="float" office:value="-19.300083724436501" table:style-name="ce1">
            <text:p>-19.30008372</text:p>
          </table:table-cell>
          <table:table-cell office:value-type="float" office:value="-35.987183926853113" table:style-name="ce1">
            <text:p>-35.98718393</text:p>
          </table:table-cell>
          <table:table-cell office:value-type="float" office:value="-39.090137599635447" table:style-name="ce1">
            <text:p>-39.0901376</text:p>
          </table:table-cell>
          <table:table-cell office:value-type="float" office:value="-40.696881925191569" table:style-name="ce1">
            <text:p>-40.69688193</text:p>
          </table:table-cell>
          <table:table-cell office:value-type="float" office:value="-42.140438815526181" table:style-name="ce1">
            <text:p>-42.1404388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DOCU</text:p>
          </table:table-cell>
          <table:table-cell office:value-type="float" office:value="-6.1491561741326928" table:style-name="ce3">
            <text:p>-6.149156174</text:p>
          </table:table-cell>
          <table:table-cell office:value-type="float" office:value="-9.2911634968486503" table:style-name="ce1">
            <text:p>-9.291163497</text:p>
          </table:table-cell>
          <table:table-cell office:value-type="float" office:value="54.638406561477758" table:style-name="ce1">
            <text:p>54.63840656</text:p>
          </table:table-cell>
          <table:table-cell office:value-type="float" office:value="-13.994759561845941" table:style-name="ce1">
            <text:p>-13.99475956</text:p>
          </table:table-cell>
          <table:table-cell office:value-type="float" office:value="-18.184911243242919" table:style-name="ce1">
            <text:p>-18.18491124</text:p>
          </table:table-cell>
          <table:table-cell office:value-type="float" office:value="28.533283539017809" table:style-name="ce1">
            <text:p>28.5332835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DXCM</text:p>
          </table:table-cell>
          <table:table-cell office:value-type="float" office:value="-19.443452474921621" table:style-name="ce3">
            <text:p>-19.44345247</text:p>
          </table:table-cell>
          <table:table-cell office:value-type="float" office:value="-13.153848892603101" table:style-name="ce1">
            <text:p>-13.15384889</text:p>
          </table:table-cell>
          <table:table-cell office:value-type="float" office:value="-38.857300023475588" table:style-name="ce1">
            <text:p>-38.85730002</text:p>
          </table:table-cell>
          <table:table-cell office:value-type="float" office:value="-32.608692663097003" table:style-name="ce1">
            <text:p>-32.60869266</text:p>
          </table:table-cell>
          <table:table-cell office:value-type="float" office:value="-24.599870218564131" table:style-name="ce1">
            <text:p>-24.59987022</text:p>
          </table:table-cell>
          <table:table-cell office:value-type="float" office:value="-47.796875043685453" table:style-name="ce1">
            <text:p>-47.7968750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EA</text:p>
          </table:table-cell>
          <table:table-cell office:value-type="float" office:value="11.27589160145261" table:style-name="ce3">
            <text:p>11.2758916</text:p>
          </table:table-cell>
          <table:table-cell office:value-type="float" office:value="-1.42052075576605" table:style-name="ce1">
            <text:p>-1.420520756</text:p>
          </table:table-cell>
          <table:table-cell office:value-type="float" office:value="0.4991914728907148" table:style-name="ce1">
            <text:p>0.499191473</text:p>
          </table:table-cell>
          <table:table-cell office:value-type="float" office:value="3.5017079638035131" table:style-name="ce1">
            <text:p>3.501707964</text:p>
          </table:table-cell>
          <table:table-cell office:value-type="float" office:value="-6.3140340903929673" table:style-name="ce1">
            <text:p>-6.31403409</text:p>
          </table:table-cell>
          <table:table-cell office:value-type="float" office:value="-7.5750079403254329" table:style-name="ce1">
            <text:p>-7.5750079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EBAY</text:p>
          </table:table-cell>
          <table:table-cell office:value-type="float" office:value="-2.592388331087768" table:style-name="ce3">
            <text:p>-2.592388331</text:p>
          </table:table-cell>
          <table:table-cell office:value-type="float" office:value="8.7085292912862098" table:style-name="ce1">
            <text:p>8.708529291</text:p>
          </table:table-cell>
          <table:table-cell office:value-type="float" office:value="28.468389410824589" table:style-name="ce1">
            <text:p>28.46838941</text:p>
          </table:table-cell>
          <table:table-cell office:value-type="float" office:value="-9.6657578268427091" table:style-name="ce1">
            <text:p>-9.665757827</text:p>
          </table:table-cell>
          <table:table-cell office:value-type="float" office:value="-0.77104539113753368" table:style-name="ce1">
            <text:p>-0.771045391</text:p>
          </table:table-cell>
          <table:table-cell office:value-type="float" office:value="15.864007393067521" table:style-name="ce1">
            <text:p>15.8640073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EXC</text:p>
          </table:table-cell>
          <table:table-cell office:value-type="float" office:value="5.0174517489650539" table:style-name="ce3">
            <text:p>5.017451749</text:p>
          </table:table-cell>
          <table:table-cell office:value-type="float" office:value="19.9202827306909" table:style-name="ce1">
            <text:p>19.92028273</text:p>
          </table:table-cell>
          <table:table-cell office:value-type="float" office:value="32.740276276989142" table:style-name="ce1">
            <text:p>32.74027628</text:p>
          </table:table-cell>
          <table:table-cell office:value-type="float" office:value="5.4896410874912629" table:style-name="ce1">
            <text:p>5.489641087</text:p>
          </table:table-cell>
          <table:table-cell office:value-type="float" office:value="21.960985550447049" table:style-name="ce1">
            <text:p>21.96098555</text:p>
          </table:table-cell>
          <table:table-cell office:value-type="float" office:value="28.209558178437121" table:style-name="ce1">
            <text:p>28.2095581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FAST</text:p>
          </table:table-cell>
          <table:table-cell office:value-type="float" office:value="1.8451627711258181" table:style-name="ce3">
            <text:p>1.845162771</text:p>
          </table:table-cell>
          <table:table-cell office:value-type="float" office:value="6.5202247777226399" table:style-name="ce1">
            <text:p>6.520224778</text:p>
          </table:table-cell>
          <table:table-cell office:value-type="float" office:value="21.939590781462229" table:style-name="ce1">
            <text:p>21.93959078</text:p>
          </table:table-cell>
          <table:table-cell office:value-type="float" office:value="-0.4814129663388414" table:style-name="ce1">
            <text:p>-0.481412966</text:p>
          </table:table-cell>
          <table:table-cell office:value-type="float" office:value="3.5116181293032218" table:style-name="ce1">
            <text:p>3.511618129</text:p>
          </table:table-cell>
          <table:table-cell office:value-type="float" office:value="8.1076845581239159" table:style-name="ce1">
            <text:p>8.10768455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FTNT</text:p>
          </table:table-cell>
          <table:table-cell office:value-type="float" office:value="-12.165852404448909" table:style-name="ce3">
            <text:p>-12.1658524</text:p>
          </table:table-cell>
          <table:table-cell office:value-type="float" office:value="1.5452551909437799" table:style-name="ce1">
            <text:p>1.545255191</text:p>
          </table:table-cell>
          <table:table-cell office:value-type="float" office:value="62.107733221621622" table:style-name="ce1">
            <text:p>62.10773322</text:p>
          </table:table-cell>
          <table:table-cell office:value-type="float" office:value="-23.004906681379019" table:style-name="ce1">
            <text:p>-23.00490668</text:p>
          </table:table-cell>
          <table:table-cell office:value-type="float" office:value="-11.696029589293939" table:style-name="ce1">
            <text:p>-11.69602959</text:p>
          </table:table-cell>
          <table:table-cell office:value-type="float" office:value="43.309081728613499" table:style-name="ce1">
            <text:p>43.3090817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GEHC</text:p>
          </table:table-cell>
          <table:table-cell office:value-type="float" office:value="-14.409500146540189" table:style-name="ce3">
            <text:p>-14.40950015</text:p>
          </table:table-cell>
          <table:table-cell office:value-type="float" office:value="1.8356511703446301" table:style-name="ce1">
            <text:p>1.83565117</text:p>
          </table:table-cell>
          <table:table-cell office:value-type="float" office:value="1.2117044603494469" table:style-name="ce1">
            <text:p>1.21170446</text:p>
          </table:table-cell>
          <table:table-cell office:value-type="float" office:value="-33.571192497278737" table:style-name="ce1">
            <text:p>-33.5711925</text:p>
          </table:table-cell>
          <table:table-cell office:value-type="float" office:value="-27.390171356879929" table:style-name="ce1">
            <text:p>-27.39017136</text:p>
          </table:table-cell>
          <table:table-cell office:value-type="float" office:value="-26.546310786953949" table:style-name="ce1">
            <text:p>-26.5463107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GFS</text:p>
          </table:table-cell>
          <table:table-cell office:value-type="float" office:value="-13.84866965772669" table:style-name="ce3">
            <text:p>-13.84866966</text:p>
          </table:table-cell>
          <table:table-cell office:value-type="float" office:value="-14.606484402435999" table:style-name="ce1">
            <text:p>-14.6064844</text:p>
          </table:table-cell>
          <table:table-cell office:value-type="float" office:value="-33.01253024500096" table:style-name="ce1">
            <text:p>-33.01253025</text:p>
          </table:table-cell>
          <table:table-cell office:value-type="float" office:value="-25.665800875141709" table:style-name="ce1">
            <text:p>-25.66580088</text:p>
          </table:table-cell>
          <table:table-cell office:value-type="float" office:value="-27.560862994195599" table:style-name="ce1">
            <text:p>-27.56086299</text:p>
          </table:table-cell>
          <table:table-cell office:value-type="float" office:value="-45.742301159482892" table:style-name="ce1">
            <text:p>-45.742301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GILD</text:p>
          </table:table-cell>
          <table:table-cell office:value-type="float" office:value="6.2425421051795826" table:style-name="ce3">
            <text:p>6.242542105</text:p>
          </table:table-cell>
          <table:table-cell office:value-type="float" office:value="22.3503955700298" table:style-name="ce1">
            <text:p>22.35039557</text:p>
          </table:table-cell>
          <table:table-cell office:value-type="float" office:value="66.664361447715407" table:style-name="ce1">
            <text:p>66.66436145</text:p>
          </table:table-cell>
          <table:table-cell office:value-type="float" office:value="-1.771045547370278" table:style-name="ce1">
            <text:p>-1.771045547</text:p>
          </table:table-cell>
          <table:table-cell office:value-type="float" office:value="19.168858815711381" table:style-name="ce1">
            <text:p>19.16885882</text:p>
          </table:table-cell>
          <table:table-cell office:value-type="float" office:value="49.970491253419752" table:style-name="ce1">
            <text:p>49.9704912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GOOG</text:p>
          </table:table-cell>
          <table:table-cell office:value-type="float" office:value="-16.84171224529819" table:style-name="ce3">
            <text:p>-16.84171225</text:p>
          </table:table-cell>
          <table:table-cell office:value-type="float" office:value="-18.917544187055299" table:style-name="ce1">
            <text:p>-18.91754419</text:p>
          </table:table-cell>
          <table:table-cell office:value-type="float" office:value="-18.706043146997299" table:style-name="ce1">
            <text:p>-18.70604315</text:p>
          </table:table-cell>
          <table:table-cell office:value-type="float" office:value="-18.543715825157729" table:style-name="ce1">
            <text:p>-18.54371583</text:p>
          </table:table-cell>
          <table:table-cell office:value-type="float" office:value="-24.808950776028141" table:style-name="ce1">
            <text:p>-24.80895078</text:p>
          </table:table-cell>
          <table:table-cell office:value-type="float" office:value="-18.80897954939574" table:style-name="ce1">
            <text:p>-18.8089795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GOOGL</text:p>
          </table:table-cell>
          <table:table-cell office:value-type="float" office:value="-16.993799999638899" table:style-name="ce3">
            <text:p>-16.9938</text:p>
          </table:table-cell>
          <table:table-cell office:value-type="float" office:value="-19.2074136848377" table:style-name="ce1">
            <text:p>-19.20741368</text:p>
          </table:table-cell>
          <table:table-cell office:value-type="float" office:value="-18.982060525161039" table:style-name="ce1">
            <text:p>-18.98206053</text:p>
          </table:table-cell>
          <table:table-cell office:value-type="float" office:value="-18.864692292171188" table:style-name="ce1">
            <text:p>-18.86469229</text:p>
          </table:table-cell>
          <table:table-cell office:value-type="float" office:value="-25.434708966511021" table:style-name="ce1">
            <text:p>-25.43470897</text:p>
          </table:table-cell>
          <table:table-cell office:value-type="float" office:value="-19.274994164763388" table:style-name="ce1">
            <text:p>-19.274994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HON</text:p>
          </table:table-cell>
          <table:table-cell office:value-type="float" office:value="3.018325813818604" table:style-name="ce3">
            <text:p>3.018325814</text:p>
          </table:table-cell>
          <table:table-cell office:value-type="float" office:value="-6.67885779028573" table:style-name="ce1">
            <text:p>-6.67885779</text:p>
          </table:table-cell>
          <table:table-cell office:value-type="float" office:value="-0.38253256881741687" table:style-name="ce1">
            <text:p>-0.382532569</text:p>
          </table:table-cell>
          <table:table-cell office:value-type="float" office:value="-9.4025815013131027" table:style-name="ce1">
            <text:p>-9.402581501</text:p>
          </table:table-cell>
          <table:table-cell office:value-type="float" office:value="-12.970966406058141" table:style-name="ce1">
            <text:p>-12.97096641</text:p>
          </table:table-cell>
          <table:table-cell office:value-type="float" office:value="-11.896267984345529" table:style-name="ce1">
            <text:p>-11.8962679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IDXX</text:p>
          </table:table-cell>
          <table:table-cell office:value-type="float" office:value="-9.5462880016057969" table:style-name="ce3">
            <text:p>-9.546288002</text:p>
          </table:table-cell>
          <table:table-cell office:value-type="float" office:value="0.755904328815869" table:style-name="ce1">
            <text:p>0.755904329</text:p>
          </table:table-cell>
          <table:table-cell office:value-type="float" office:value="-13.96802115996466" table:style-name="ce1">
            <text:p>-13.96802116</text:p>
          </table:table-cell>
          <table:table-cell office:value-type="float" office:value="-13.039728661336021" table:style-name="ce1">
            <text:p>-13.03972866</text:p>
          </table:table-cell>
          <table:table-cell office:value-type="float" office:value="-7.8476801041337518" table:style-name="ce1">
            <text:p>-7.847680104</text:p>
          </table:table-cell>
          <table:table-cell office:value-type="float" office:value="-20.694098330566099" table:style-name="ce1">
            <text:p>-20.6940983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ILMN</text:p>
          </table:table-cell>
          <table:table-cell office:value-type="float" office:value="-21.399095146901448" table:style-name="ce3">
            <text:p>-21.39909515</text:p>
          </table:table-cell>
          <table:table-cell office:value-type="float" office:value="-40.106314581675903" table:style-name="ce1">
            <text:p>-40.10631458</text:p>
          </table:table-cell>
          <table:table-cell office:value-type="float" office:value="-29.309886635703251" table:style-name="ce1">
            <text:p>-29.30988664</text:p>
          </table:table-cell>
          <table:table-cell office:value-type="float" office:value="-21.27387891227184" table:style-name="ce1">
            <text:p>-21.27387891</text:p>
          </table:table-cell>
          <table:table-cell office:value-type="float" office:value="-46.678168905840167" table:style-name="ce1">
            <text:p>-46.67816891</text:p>
          </table:table-cell>
          <table:table-cell office:value-type="float" office:value="-38.143294653721959" table:style-name="ce1">
            <text:p>-38.1432946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INTC</text:p>
          </table:table-cell>
          <table:table-cell office:value-type="float" office:value="-5.884791237799746" table:style-name="ce3">
            <text:p>-5.884791238</text:p>
          </table:table-cell>
          <table:table-cell office:value-type="float" office:value="14.581228224756799" table:style-name="ce1">
            <text:p>14.58122822</text:p>
          </table:table-cell>
          <table:table-cell office:value-type="float" office:value="-34.459240763859988" table:style-name="ce1">
            <text:p>-34.45924076</text:p>
          </table:table-cell>
          <table:table-cell office:value-type="float" office:value="-20.18496296085533" table:style-name="ce1">
            <text:p>-20.18496296</text:p>
          </table:table-cell>
          <table:table-cell office:value-type="float" office:value="-0.79959942819575969" table:style-name="ce1">
            <text:p>-0.799599428</text:p>
          </table:table-cell>
          <table:table-cell office:value-type="float" office:value="-42.031566067007127" table:style-name="ce1">
            <text:p>-42.0315660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INTU</text:p>
          </table:table-cell>
          <table:table-cell office:value-type="float" office:value="2.572351064921794" table:style-name="ce3">
            <text:p>2.572351065</text:p>
          </table:table-cell>
          <table:table-cell office:value-type="float" office:value="-4.8204696945006997" table:style-name="ce1">
            <text:p>-4.820469695</text:p>
          </table:table-cell>
          <table:table-cell office:value-type="float" office:value="-5.0436195096763008" table:style-name="ce1">
            <text:p>-5.04361951</text:p>
          </table:table-cell>
          <table:table-cell office:value-type="float" office:value="-0.69675519662891028" table:style-name="ce1">
            <text:p>-0.696755197</text:p>
          </table:table-cell>
          <table:table-cell office:value-type="float" office:value="-8.6062769862876252" table:style-name="ce1">
            <text:p>-8.606276986</text:p>
          </table:table-cell>
          <table:table-cell office:value-type="float" office:value="-14.49408603429714" table:style-name="ce1">
            <text:p>-14.4940860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ISRG</text:p>
          </table:table-cell>
          <table:table-cell office:value-type="float" office:value="-16.833226102021051" table:style-name="ce3">
            <text:p>-16.8332261</text:p>
          </table:table-cell>
          <table:table-cell office:value-type="float" office:value="-6.6646470643626898" table:style-name="ce1">
            <text:p>-6.664647064</text:p>
          </table:table-cell>
          <table:table-cell office:value-type="float" office:value="10.590458950789261" table:style-name="ce1">
            <text:p>10.59045895</text:p>
          </table:table-cell>
          <table:table-cell office:value-type="float" office:value="-23.692525500761299" table:style-name="ce1">
            <text:p>-23.6925255</text:p>
          </table:table-cell>
          <table:table-cell office:value-type="float" office:value="-15.097393692819701" table:style-name="ce1">
            <text:p>-15.09739369</text:p>
          </table:table-cell>
          <table:table-cell office:value-type="float" office:value="5.9474872562998931" table:style-name="ce1">
            <text:p>5.94748725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KDP</text:p>
          </table:table-cell>
          <table:table-cell office:value-type="float" office:value="6.5831208687654339" table:style-name="ce3">
            <text:p>6.583120869</text:p>
          </table:table-cell>
          <table:table-cell office:value-type="float" office:value="7.0582843951379397" table:style-name="ce1">
            <text:p>7.058284395</text:p>
          </table:table-cell>
          <table:table-cell office:value-type="float" office:value="7.752132812046959" table:style-name="ce1">
            <text:p>7.752132812</text:p>
          </table:table-cell>
          <table:table-cell office:value-type="float" office:value="-4.3662328413818681E-3" table:style-name="ce1">
            <text:p>-0.004366233</text:p>
          </table:table-cell>
          <table:table-cell office:value-type="float" office:value="10.946919886312781" table:style-name="ce1">
            <text:p>10.94691989</text:p>
          </table:table-cell>
          <table:table-cell office:value-type="float" office:value="4.2872783858755286" table:style-name="ce1">
            <text:p>4.2872783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KHC</text:p>
          </table:table-cell>
          <table:table-cell office:value-type="float" office:value="4.7237923977954361" table:style-name="ce3">
            <text:p>4.723792398</text:p>
          </table:table-cell>
          <table:table-cell office:value-type="float" office:value="0.89495646416594499" table:style-name="ce1">
            <text:p>0.894956464</text:p>
          </table:table-cell>
          <table:table-cell office:value-type="float" office:value="-1.7034607492586129" table:style-name="ce1">
            <text:p>-1.703460749</text:p>
          </table:table-cell>
          <table:table-cell office:value-type="float" office:value="-3.4228843716159552" table:style-name="ce1">
            <text:p>-3.422884372</text:p>
          </table:table-cell>
          <table:table-cell office:value-type="float" office:value="0.98909930211728458" table:style-name="ce1">
            <text:p>0.989099302</text:p>
          </table:table-cell>
          <table:table-cell office:value-type="float" office:value="-9.1586658557564462" table:style-name="ce1">
            <text:p>-9.15866585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KLAC</text:p>
          </table:table-cell>
          <table:table-cell office:value-type="float" office:value="-11.66568030618849" table:style-name="ce3">
            <text:p>-11.66568031</text:p>
          </table:table-cell>
          <table:table-cell office:value-type="float" office:value="6.5465488078963796" table:style-name="ce1">
            <text:p>6.546548808</text:p>
          </table:table-cell>
          <table:table-cell office:value-type="float" office:value="-23.994690773652462" table:style-name="ce1">
            <text:p>-23.99469077</text:p>
          </table:table-cell>
          <table:table-cell office:value-type="float" office:value="-23.394891310218689" table:style-name="ce1">
            <text:p>-23.39489131</text:p>
          </table:table-cell>
          <table:table-cell office:value-type="float" office:value="-16.17113822299854" table:style-name="ce1">
            <text:p>-16.17113822</text:p>
          </table:table-cell>
          <table:table-cell office:value-type="float" office:value="-25.744071155877371" table:style-name="ce1">
            <text:p>-25.744071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LPLA</text:p>
          </table:table-cell>
          <table:table-cell office:value-type="float" office:value="-9.4335170771847228" table:style-name="ce3">
            <text:p>-9.433517077</text:p>
          </table:table-cell>
          <table:table-cell office:value-type="float" office:value="3.1302257778947" table:style-name="ce1">
            <text:p>3.130225778</text:p>
          </table:table-cell>
          <table:table-cell office:value-type="float" office:value="23.85455251263738" table:style-name="ce1">
            <text:p>23.85455251</text:p>
          </table:table-cell>
          <table:table-cell office:value-type="float" office:value="-23.794511268740049" table:style-name="ce1">
            <text:p>-23.79451127</text:p>
          </table:table-cell>
          <table:table-cell office:value-type="float" office:value="-15.509629224460751" table:style-name="ce1">
            <text:p>-15.50962922</text:p>
          </table:table-cell>
          <table:table-cell office:value-type="float" office:value="25.73389791116675" table:style-name="ce1">
            <text:p>25.7338979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LRCX</text:p>
          </table:table-cell>
          <table:table-cell office:value-type="float" office:value="-12.570068327930709" table:style-name="ce3">
            <text:p>-12.57006833</text:p>
          </table:table-cell>
          <table:table-cell office:value-type="float" office:value="0.94128477926772203" table:style-name="ce1">
            <text:p>0.941284779</text:p>
          </table:table-cell>
          <table:table-cell office:value-type="float" office:value="-34.999574843144437" table:style-name="ce1">
            <text:p>-34.99957484</text:p>
          </table:table-cell>
          <table:table-cell office:value-type="float" office:value="-31.09935353861724" table:style-name="ce1">
            <text:p>-31.09935354</text:p>
          </table:table-cell>
          <table:table-cell office:value-type="float" office:value="-23.54445570677883" table:style-name="ce1">
            <text:p>-23.54445571</text:p>
          </table:table-cell>
          <table:table-cell office:value-type="float" office:value="-36.642800213441781" table:style-name="ce1">
            <text:p>-36.6428002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LULU</text:p>
          </table:table-cell>
          <table:table-cell office:value-type="float" office:value="-25.019830374269571" table:style-name="ce3">
            <text:p>-25.01983037</text:p>
          </table:table-cell>
          <table:table-cell office:value-type="float" office:value="-23.692225784791599" table:style-name="ce1">
            <text:p>-23.69222578</text:p>
          </table:table-cell>
          <table:table-cell office:value-type="float" office:value="1.728690370193029" table:style-name="ce1">
            <text:p>1.72869037</text:p>
          </table:table-cell>
          <table:table-cell office:value-type="float" office:value="-26.53981911850558" table:style-name="ce1">
            <text:p>-26.53981912</text:p>
          </table:table-cell>
          <table:table-cell office:value-type="float" office:value="-32.97920552688818" table:style-name="ce1">
            <text:p>-32.97920553</text:p>
          </table:table-cell>
          <table:table-cell office:value-type="float" office:value="-9.9015925905303757" table:style-name="ce1">
            <text:p>-9.90159259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AR</text:p>
          </table:table-cell>
          <table:table-cell office:value-type="float" office:value="-17.58937512355476" table:style-name="ce3">
            <text:p>-17.58937512</text:p>
          </table:table-cell>
          <table:table-cell office:value-type="float" office:value="-15.257970019495399" table:style-name="ce1">
            <text:p>-15.25797002</text:p>
          </table:table-cell>
          <table:table-cell office:value-type="float" office:value="-1.5530504623512531" table:style-name="ce1">
            <text:p>-1.553050462</text:p>
          </table:table-cell>
          <table:table-cell office:value-type="float" office:value="-22.4924535672823" table:style-name="ce1">
            <text:p>-22.49245357</text:p>
          </table:table-cell>
          <table:table-cell office:value-type="float" office:value="-20.283126198285721" table:style-name="ce1">
            <text:p>-20.2831262</text:p>
          </table:table-cell>
          <table:table-cell office:value-type="float" office:value="-12.680861173043359" table:style-name="ce1">
            <text:p>-12.680861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CHP</text:p>
          </table:table-cell>
          <table:table-cell office:value-type="float" office:value="-9.5732328995453884" table:style-name="ce3">
            <text:p>-9.5732329</text:p>
          </table:table-cell>
          <table:table-cell office:value-type="float" office:value="-14.100903882788" table:style-name="ce1">
            <text:p>-14.10090388</text:p>
          </table:table-cell>
          <table:table-cell office:value-type="float" office:value="-48.243510661345937" table:style-name="ce1">
            <text:p>-48.24351066</text:p>
          </table:table-cell>
          <table:table-cell office:value-type="float" office:value="-40.245813383240211" table:style-name="ce1">
            <text:p>-40.24581338</text:p>
          </table:table-cell>
          <table:table-cell office:value-type="float" office:value="-36.502729989329353" table:style-name="ce1">
            <text:p>-36.50272999</text:p>
          </table:table-cell>
          <table:table-cell office:value-type="float" office:value="-59.630903086762778" table:style-name="ce1">
            <text:p>-59.6309030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DT</text:p>
          </table:table-cell>
          <table:table-cell office:value-type="float" office:value="-4.202992084584122" table:style-name="ce3">
            <text:p>-4.202992085</text:p>
          </table:table-cell>
          <table:table-cell office:value-type="float" office:value="10.946912230547101" table:style-name="ce1">
            <text:p>10.94691223</text:p>
          </table:table-cell>
          <table:table-cell office:value-type="float" office:value="16.52189147932631" table:style-name="ce1">
            <text:p>16.52189148</text:p>
          </table:table-cell>
          <table:table-cell office:value-type="float" office:value="-7.1189964736288243" table:style-name="ce1">
            <text:p>-7.118996474</text:p>
          </table:table-cell>
          <table:table-cell office:value-type="float" office:value="4.591433537280226" table:style-name="ce1">
            <text:p>4.591433537</text:p>
          </table:table-cell>
          <table:table-cell office:value-type="float" office:value="4.5096982660135128" table:style-name="ce1">
            <text:p>4.50969826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ELI</text:p>
          </table:table-cell>
          <table:table-cell office:value-type="float" office:value="-0.87504948038213626" table:style-name="ce3">
            <text:p>-0.87504948</text:p>
          </table:table-cell>
          <table:table-cell office:value-type="float" office:value="18.949355922792101" table:style-name="ce1">
            <text:p>18.94935592</text:p>
          </table:table-cell>
          <table:table-cell office:value-type="float" office:value="20.223651178798409" table:style-name="ce1">
            <text:p>20.22365118</text:p>
          </table:table-cell>
          <table:table-cell office:value-type="float" office:value="-18.526989422013269" table:style-name="ce1">
            <text:p>-18.52698942</text:p>
          </table:table-cell>
          <table:table-cell office:value-type="float" office:value="3.9560342316803898" table:style-name="ce1">
            <text:p>3.956034232</text:p>
          </table:table-cell>
          <table:table-cell office:value-type="float" office:value="10.25094915519103" table:style-name="ce1">
            <text:p>10.250949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ETA</text:p>
          </table:table-cell>
          <table:table-cell office:value-type="float" office:value="-20.76794148506173" table:style-name="ce3">
            <text:p>-20.76794149</text:p>
          </table:table-cell>
          <table:table-cell office:value-type="float" office:value="-2.3656822787968701" table:style-name="ce1">
            <text:p>-2.365682279</text:p>
          </table:table-cell>
          <table:table-cell office:value-type="float" office:value="8.1504979178646124" table:style-name="ce1">
            <text:p>8.150497918</text:p>
          </table:table-cell>
          <table:table-cell office:value-type="float" office:value="-26.09478871295935" table:style-name="ce1">
            <text:p>-26.09478871</text:p>
          </table:table-cell>
          <table:table-cell office:value-type="float" office:value="-18.241262479224162" table:style-name="ce1">
            <text:p>-18.24126248</text:p>
          </table:table-cell>
          <table:table-cell office:value-type="float" office:value="9.5410863030996982" table:style-name="ce1">
            <text:p>9.54108630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NST</text:p>
          </table:table-cell>
          <table:table-cell office:value-type="float" office:value="16.841680281689811" table:style-name="ce3">
            <text:p>16.84168028</text:p>
          </table:table-cell>
          <table:table-cell office:value-type="float" office:value="10.146586626526499" table:style-name="ce1">
            <text:p>10.14658663</text:p>
          </table:table-cell>
          <table:table-cell office:value-type="float" office:value="16.06820939099676" table:style-name="ce1">
            <text:p>16.06820939</text:p>
          </table:table-cell>
          <table:table-cell office:value-type="float" office:value="7.6981166623673349" table:style-name="ce1">
            <text:p>7.698116662</text:p>
          </table:table-cell>
          <table:table-cell office:value-type="float" office:value="10.727454269327099" table:style-name="ce1">
            <text:p>10.72745427</text:p>
          </table:table-cell>
          <table:table-cell office:value-type="float" office:value="12.539433078237989" table:style-name="ce1">
            <text:p>12.5394330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PWR</text:p>
          </table:table-cell>
          <table:table-cell office:value-type="float" office:value="-17.1573847142764" table:style-name="ce3">
            <text:p>-17.15738471</text:p>
          </table:table-cell>
          <table:table-cell office:value-type="float" office:value="-3.7367212571944699" table:style-name="ce1">
            <text:p>-3.736721257</text:p>
          </table:table-cell>
          <table:table-cell office:value-type="float" office:value="-32.403244416140353" table:style-name="ce1">
            <text:p>-32.40324442</text:p>
          </table:table-cell>
          <table:table-cell office:value-type="float" office:value="-27.591562227654549" table:style-name="ce1">
            <text:p>-27.59156223</text:p>
          </table:table-cell>
          <table:table-cell office:value-type="float" office:value="-23.395632011466031" table:style-name="ce1">
            <text:p>-23.39563201</text:p>
          </table:table-cell>
          <table:table-cell office:value-type="float" office:value="-41.236624979527072" table:style-name="ce1">
            <text:p>-41.2366249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RNA</text:p>
          </table:table-cell>
          <table:table-cell office:value-type="float" office:value="-2.5062632680088339" table:style-name="ce3">
            <text:p>-2.506263268</text:p>
          </table:table-cell>
          <table:table-cell office:value-type="float" office:value="-20.975114283502901" table:style-name="ce1">
            <text:p>-20.97511428</text:p>
          </table:table-cell>
          <table:table-cell office:value-type="float" office:value="-73.50136223408208" table:style-name="ce1">
            <text:p>-73.50136223</text:p>
          </table:table-cell>
          <table:table-cell office:value-type="float" office:value="-29.327324871784079" table:style-name="ce1">
            <text:p>-29.32732487</text:p>
          </table:table-cell>
          <table:table-cell office:value-type="float" office:value="-47.1702056485451" table:style-name="ce1">
            <text:p>-47.17020565</text:p>
          </table:table-cell>
          <table:table-cell office:value-type="float" office:value="-79.758977430509972" table:style-name="ce1">
            <text:p>-79.758977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RVL</text:p>
          </table:table-cell>
          <table:table-cell office:value-type="float" office:value="-40.057970129925273" table:style-name="ce3">
            <text:p>-40.05797013</text:p>
          </table:table-cell>
          <table:table-cell office:value-type="float" office:value="-44.410265111474303" table:style-name="ce1">
            <text:p>-44.41026511</text:p>
          </table:table-cell>
          <table:table-cell office:value-type="float" office:value="-16.967715492471068" table:style-name="ce1">
            <text:p>-16.96771549</text:p>
          </table:table-cell>
          <table:table-cell office:value-type="float" office:value="-52.384161961591538" table:style-name="ce1">
            <text:p>-52.38416196</text:p>
          </table:table-cell>
          <table:table-cell office:value-type="float" office:value="-57.450661887013709" table:style-name="ce1">
            <text:p>-57.45066189</text:p>
          </table:table-cell>
          <table:table-cell office:value-type="float" office:value="-27.13670575792958" table:style-name="ce1">
            <text:p>-27.1367057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SFT</text:p>
          </table:table-cell>
          <table:table-cell office:value-type="float" office:value="-7.5462761407171559" table:style-name="ce3">
            <text:p>-7.546276141</text:p>
          </table:table-cell>
          <table:table-cell office:value-type="float" office:value="-10.6561360664946" table:style-name="ce1">
            <text:p>-10.65613607</text:p>
          </table:table-cell>
          <table:table-cell office:value-type="float" office:value="-18.283162175346799" table:style-name="ce1">
            <text:p>-18.28316218</text:p>
          </table:table-cell>
          <table:table-cell office:value-type="float" office:value="-11.849292307807319" table:style-name="ce1">
            <text:p>-11.84929231</text:p>
          </table:table-cell>
          <table:table-cell office:value-type="float" office:value="-14.63372660927141" table:style-name="ce1">
            <text:p>-14.63372661</text:p>
          </table:table-cell>
          <table:table-cell office:value-type="float" office:value="-18.395017067770642" table:style-name="ce1">
            <text:p>-18.3950170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TCH</text:p>
          </table:table-cell>
          <table:table-cell office:value-type="float" office:value="-9.938251477732587" table:style-name="ce3">
            <text:p>-9.938251478</text:p>
          </table:table-cell>
          <table:table-cell office:value-type="float" office:value="-6.0697506753655901" table:style-name="ce1">
            <text:p>-6.069750675</text:p>
          </table:table-cell>
          <table:table-cell office:value-type="float" office:value="-0.13250417530873901" table:style-name="ce1">
            <text:p>-0.132504175</text:p>
          </table:table-cell>
          <table:table-cell office:value-type="float" office:value="-11.765116130360569" table:style-name="ce1">
            <text:p>-11.76511613</text:p>
          </table:table-cell>
          <table:table-cell office:value-type="float" office:value="-10.75750276557484" table:style-name="ce1">
            <text:p>-10.75750277</text:p>
          </table:table-cell>
          <table:table-cell office:value-type="float" office:value="-18.189415903834249" table:style-name="ce1">
            <text:p>-18.189415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MU</text:p>
          </table:table-cell>
          <table:table-cell office:value-type="float" office:value="-7.5475652773395669" table:style-name="ce3">
            <text:p>-7.547565277</text:p>
          </table:table-cell>
          <table:table-cell office:value-type="float" office:value="3.6689778131369701" table:style-name="ce1">
            <text:p>3.668977813</text:p>
          </table:table-cell>
          <table:table-cell office:value-type="float" office:value="-34.999181882952179" table:style-name="ce1">
            <text:p>-34.99918188</text:p>
          </table:table-cell>
          <table:table-cell office:value-type="float" office:value="-34.43517739179228" table:style-name="ce1">
            <text:p>-34.43517739</text:p>
          </table:table-cell>
          <table:table-cell office:value-type="float" office:value="-36.410298542470827" table:style-name="ce1">
            <text:p>-36.41029854</text:p>
          </table:table-cell>
          <table:table-cell office:value-type="float" office:value="-45.638893499272982" table:style-name="ce1">
            <text:p>-45.638893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NFLX</text:p>
          </table:table-cell>
          <table:table-cell office:value-type="float" office:value="-10.524195114146259" table:style-name="ce3">
            <text:p>-10.52419511</text:p>
          </table:table-cell>
          <table:table-cell office:value-type="float" office:value="3.7115581646545399" table:style-name="ce1">
            <text:p>3.711558165</text:p>
          </table:table-cell>
          <table:table-cell office:value-type="float" office:value="37.807119005625523" table:style-name="ce1">
            <text:p>37.80711901</text:p>
          </table:table-cell>
          <table:table-cell office:value-type="float" office:value="-14.682752876224249" table:style-name="ce1">
            <text:p>-14.68275288</text:p>
          </table:table-cell>
          <table:table-cell office:value-type="float" office:value="-2.6535807988101618" table:style-name="ce1">
            <text:p>-2.653580799</text:p>
          </table:table-cell>
          <table:table-cell office:value-type="float" office:value="32.187309842538433" table:style-name="ce1">
            <text:p>32.1873098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NOW</text:p>
          </table:table-cell>
          <table:table-cell office:value-type="float" office:value="-19.375831192895969" table:style-name="ce3">
            <text:p>-19.37583119</text:p>
          </table:table-cell>
          <table:table-cell office:value-type="float" office:value="-25.282378360134899" table:style-name="ce1">
            <text:p>-25.28237836</text:p>
          </table:table-cell>
          <table:table-cell office:value-type="float" office:value="7.3484469565374511" table:style-name="ce1">
            <text:p>7.348446957</text:p>
          </table:table-cell>
          <table:table-cell office:value-type="float" office:value="-23.09864077894705" table:style-name="ce1">
            <text:p>-23.09864078</text:p>
          </table:table-cell>
          <table:table-cell office:value-type="float" office:value="-31.541999933530938" table:style-name="ce1">
            <text:p>-31.54199993</text:p>
          </table:table-cell>
          <table:table-cell office:value-type="float" office:value="-1.9590504662153201" table:style-name="ce1">
            <text:p>-1.95905046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NTES</text:p>
          </table:table-cell>
          <table:table-cell office:value-type="float" office:value="-3.9022959957652161" table:style-name="ce3">
            <text:p>-3.902295996</text:p>
          </table:table-cell>
          <table:table-cell office:value-type="float" office:value="12.851541983981001" table:style-name="ce1">
            <text:p>12.85154198</text:p>
          </table:table-cell>
          <table:table-cell office:value-type="float" office:value="12.371841131265841" table:style-name="ce1">
            <text:p>12.37184113</text:p>
          </table:table-cell>
          <table:table-cell office:value-type="float" office:value="-4.2239881406599569" table:style-name="ce1">
            <text:p>-4.223988141</text:p>
          </table:table-cell>
          <table:table-cell office:value-type="float" office:value="10.18724840090546" table:style-name="ce1">
            <text:p>10.1872484</text:p>
          </table:table-cell>
          <table:table-cell office:value-type="float" office:value="6.961886972746786" table:style-name="ce1">
            <text:p>6.96188697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NVDA</text:p>
          </table:table-cell>
          <table:table-cell office:value-type="float" office:value="-18.929643394938839" table:style-name="ce3">
            <text:p>-18.92964339</text:p>
          </table:table-cell>
          <table:table-cell office:value-type="float" office:value="-20.2268639766225" table:style-name="ce1">
            <text:p>-20.22686398</text:p>
          </table:table-cell>
          <table:table-cell office:value-type="float" office:value="-18.688742210341921" table:style-name="ce1">
            <text:p>-18.68874221</text:p>
          </table:table-cell>
          <table:table-cell office:value-type="float" office:value="-29.838075991969301" table:style-name="ce1">
            <text:p>-29.83807599</text:p>
          </table:table-cell>
          <table:table-cell office:value-type="float" office:value="-32.696820448266813" table:style-name="ce1">
            <text:p>-32.69682045</text:p>
          </table:table-cell>
          <table:table-cell office:value-type="float" office:value="-20.049796350570141" table:style-name="ce1">
            <text:p>-20.0497963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NXPI</text:p>
          </table:table-cell>
          <table:table-cell office:value-type="float" office:value="-13.053960280544331" table:style-name="ce3">
            <text:p>-13.05396028</text:p>
          </table:table-cell>
          <table:table-cell office:value-type="float" office:value="-7.9747412119068297" table:style-name="ce1">
            <text:p>-7.974741212</text:p>
          </table:table-cell>
          <table:table-cell office:value-type="float" office:value="-32.086596457254018" table:style-name="ce1">
            <text:p>-32.08659646</text:p>
          </table:table-cell>
          <table:table-cell office:value-type="float" office:value="-31.67545366575467" table:style-name="ce1">
            <text:p>-31.67545367</text:p>
          </table:table-cell>
          <table:table-cell office:value-type="float" office:value="-23.98098277403335" table:style-name="ce1">
            <text:p>-23.98098277</text:p>
          </table:table-cell>
          <table:table-cell office:value-type="float" office:value="-41.252266690450767" table:style-name="ce1">
            <text:p>-41.2522666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ODFL</text:p>
          </table:table-cell>
          <table:table-cell office:value-type="float" office:value="-19.998936637596241" table:style-name="ce3">
            <text:p>-19.99893664</text:p>
          </table:table-cell>
          <table:table-cell office:value-type="float" office:value="-6.8624843561860898" table:style-name="ce1">
            <text:p>-6.862484356</text:p>
          </table:table-cell>
          <table:table-cell office:value-type="float" office:value="-9.1084006421533168" table:style-name="ce1">
            <text:p>-9.108400642</text:p>
          </table:table-cell>
          <table:table-cell office:value-type="float" office:value="-15.57444706046209" table:style-name="ce1">
            <text:p>-15.57444706</text:p>
          </table:table-cell>
          <table:table-cell office:value-type="float" office:value="-15.686619404016129" table:style-name="ce1">
            <text:p>-15.6866194</text:p>
          </table:table-cell>
          <table:table-cell office:value-type="float" office:value="-23.14833358949517" table:style-name="ce1">
            <text:p>-23.1483335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OKTA</text:p>
          </table:table-cell>
          <table:table-cell office:value-type="float" office:value="7.7099496936333196" table:style-name="ce3">
            <text:p>7.709949694</text:p>
          </table:table-cell>
          <table:table-cell office:value-type="float" office:value="35.597687960060398" table:style-name="ce1">
            <text:p>35.59768796</text:p>
          </table:table-cell>
          <table:table-cell office:value-type="float" office:value="16.38107209642094" table:style-name="ce1">
            <text:p>16.3810721</text:p>
          </table:table-cell>
          <table:table-cell office:value-type="float" office:value="-0.88409670600993939" table:style-name="ce1">
            <text:p>-0.884096706</text:p>
          </table:table-cell>
          <table:table-cell office:value-type="float" office:value="8.5872860011700922" table:style-name="ce1">
            <text:p>8.587286001</text:p>
          </table:table-cell>
          <table:table-cell office:value-type="float" office:value="-4.4287369041553273" table:style-name="ce1">
            <text:p>-4.42873690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ORLY</text:p>
          </table:table-cell>
          <table:table-cell office:value-type="float" office:value="5.4556474744630528" table:style-name="ce3">
            <text:p>5.455647474</text:p>
          </table:table-cell>
          <table:table-cell office:value-type="float" office:value="19.376737098078198" table:style-name="ce1">
            <text:p>19.3767371</text:p>
          </table:table-cell>
          <table:table-cell office:value-type="float" office:value="36.993175298102848" table:style-name="ce1">
            <text:p>36.9931753</text:p>
          </table:table-cell>
          <table:table-cell office:value-type="float" office:value="6.6333662216981724" table:style-name="ce1">
            <text:p>6.633366222</text:p>
          </table:table-cell>
          <table:table-cell office:value-type="float" office:value="15.849533979385241" table:style-name="ce1">
            <text:p>15.84953398</text:p>
          </table:table-cell>
          <table:table-cell office:value-type="float" office:value="33.176507825036488" table:style-name="ce1">
            <text:p>33.1765078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PANW</text:p>
          </table:table-cell>
          <table:table-cell office:value-type="float" office:value="-14.424415331711611" table:style-name="ce3">
            <text:p>-14.42441533</text:p>
          </table:table-cell>
          <table:table-cell office:value-type="float" office:value="-6.2106420363409303" table:style-name="ce1">
            <text:p>-6.210642036</text:p>
          </table:table-cell>
          <table:table-cell office:value-type="float" office:value="2.509936366331178" table:style-name="ce1">
            <text:p>2.509936366</text:p>
          </table:table-cell>
          <table:table-cell office:value-type="float" office:value="-19.609481073366322" table:style-name="ce1">
            <text:p>-19.60948107</text:p>
          </table:table-cell>
          <table:table-cell office:value-type="float" office:value="-12.50070529844535" table:style-name="ce1">
            <text:p>-12.5007053</text:p>
          </table:table-cell>
          <table:table-cell office:value-type="float" office:value="-7.5269461363942911" table:style-name="ce1">
            <text:p>-7.52694613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PAYC</text:p>
          </table:table-cell>
          <table:table-cell office:value-type="float" office:value="3.3756818371104709" table:style-name="ce3">
            <text:p>3.375681837</text:p>
          </table:table-cell>
          <table:table-cell office:value-type="float" office:value="7.1883004448583598" table:style-name="ce1">
            <text:p>7.188300445</text:p>
          </table:table-cell>
          <table:table-cell office:value-type="float" office:value="56.828184965366752" table:style-name="ce1">
            <text:p>56.82818497</text:p>
          </table:table-cell>
          <table:table-cell office:value-type="float" office:value="-6.8528227425022692" table:style-name="ce1">
            <text:p>-6.852822743</text:p>
          </table:table-cell>
          <table:table-cell office:value-type="float" office:value="-1.8014054370491721" table:style-name="ce1">
            <text:p>-1.801405437</text:p>
          </table:table-cell>
          <table:table-cell office:value-type="float" office:value="23.99848489493543" table:style-name="ce1">
            <text:p>23.9984848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PAYX</text:p>
          </table:table-cell>
          <table:table-cell office:value-type="float" office:value="1.614743872461454" table:style-name="ce3">
            <text:p>1.614743872</text:p>
          </table:table-cell>
          <table:table-cell office:value-type="float" office:value="8.6189996681479997" table:style-name="ce1">
            <text:p>8.618999668</text:p>
          </table:table-cell>
          <table:table-cell office:value-type="float" office:value="31.87937700833908" table:style-name="ce1">
            <text:p>31.87937701</text:p>
          </table:table-cell>
          <table:table-cell office:value-type="float" office:value="-3.4947056592735191" table:style-name="ce1">
            <text:p>-3.494705659</text:p>
          </table:table-cell>
          <table:table-cell office:value-type="float" office:value="3.592179042056177" table:style-name="ce1">
            <text:p>3.592179042</text:p>
          </table:table-cell>
          <table:table-cell office:value-type="float" office:value="15.4360588267176" table:style-name="ce1">
            <text:p>15.4360588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PCAR</text:p>
          </table:table-cell>
          <table:table-cell office:value-type="float" office:value="-7.9327363715177306" table:style-name="ce3">
            <text:p>-7.932736372</text:p>
          </table:table-cell>
          <table:table-cell office:value-type="float" office:value="-6.1747020101081898" table:style-name="ce1">
            <text:p>-6.17470201</text:p>
          </table:table-cell>
          <table:table-cell office:value-type="float" office:value="-0.90392043159752899" table:style-name="ce1">
            <text:p>-0.903920432</text:p>
          </table:table-cell>
          <table:table-cell office:value-type="float" office:value="-13.00019332766132" table:style-name="ce1">
            <text:p>-13.00019333</text:p>
          </table:table-cell>
          <table:table-cell office:value-type="float" office:value="-16.791189514584079" table:style-name="ce1">
            <text:p>-16.79118951</text:p>
          </table:table-cell>
          <table:table-cell office:value-type="float" office:value="-13.63062040122624" table:style-name="ce1">
            <text:p>-13.630620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PDD</text:p>
          </table:table-cell>
          <table:table-cell office:value-type="float" office:value="-0.89682734825938504" table:style-name="ce3">
            <text:p>-0.896827348</text:p>
          </table:table-cell>
          <table:table-cell office:value-type="float" office:value="27.6088544624481" table:style-name="ce1">
            <text:p>27.60885446</text:p>
          </table:table-cell>
          <table:table-cell office:value-type="float" office:value="-12.76164948307774" table:style-name="ce1">
            <text:p>-12.76164948</text:p>
          </table:table-cell>
          <table:table-cell office:value-type="float" office:value="-20.656310347095051" table:style-name="ce1">
            <text:p>-20.65631035</text:p>
          </table:table-cell>
          <table:table-cell office:value-type="float" office:value="3.5678754123394949" table:style-name="ce1">
            <text:p>3.567875412</text:p>
          </table:table-cell>
          <table:table-cell office:value-type="float" office:value="-20.945233428668931" table:style-name="ce1">
            <text:p>-20.945233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PEP</text:p>
          </table:table-cell>
          <table:table-cell office:value-type="float" office:value="4.1567031208492624" table:style-name="ce3">
            <text:p>4.156703121</text:p>
          </table:table-cell>
          <table:table-cell office:value-type="float" office:value="-0.74494867634180695" table:style-name="ce1">
            <text:p>-0.744948676</text:p>
          </table:table-cell>
          <table:table-cell office:value-type="float" office:value="-6.4561013299266001" table:style-name="ce1">
            <text:p>-6.45610133</text:p>
          </table:table-cell>
          <table:table-cell office:value-type="float" office:value="-3.644134970353841" table:style-name="ce1">
            <text:p>-3.64413497</text:p>
          </table:table-cell>
          <table:table-cell office:value-type="float" office:value="1.723691993466042" table:style-name="ce1">
            <text:p>1.723691993</text:p>
          </table:table-cell>
          <table:table-cell office:value-type="float" office:value="-11.53012253535924" table:style-name="ce1">
            <text:p>-11.5301225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PTC</text:p>
          </table:table-cell>
          <table:table-cell office:value-type="float" office:value="-7.8187281585685646" table:style-name="ce3">
            <text:p>-7.818728159</text:p>
          </table:table-cell>
          <table:table-cell office:value-type="float" office:value="-15.713819032393699" table:style-name="ce1">
            <text:p>-15.71381903</text:p>
          </table:table-cell>
          <table:table-cell office:value-type="float" office:value="-12.388929247373561" table:style-name="ce1">
            <text:p>-12.38892925</text:p>
          </table:table-cell>
          <table:table-cell office:value-type="float" office:value="-13.535410114543341" table:style-name="ce1">
            <text:p>-13.53541011</text:p>
          </table:table-cell>
          <table:table-cell office:value-type="float" office:value="-23.660490978154321" table:style-name="ce1">
            <text:p>-23.66049098</text:p>
          </table:table-cell>
          <table:table-cell office:value-type="float" office:value="-22.250653084135031" table:style-name="ce1">
            <text:p>-22.2506530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PYPL</text:p>
          </table:table-cell>
          <table:table-cell office:value-type="float" office:value="-14.93666974671485" table:style-name="ce3">
            <text:p>-14.93666975</text:p>
          </table:table-cell>
          <table:table-cell office:value-type="float" office:value="-23.738731952302398" table:style-name="ce1">
            <text:p>-23.73873195</text:p>
          </table:table-cell>
          <table:table-cell office:value-type="float" office:value="10.61120515804051" table:style-name="ce1">
            <text:p>10.61120516</text:p>
          </table:table-cell>
          <table:table-cell office:value-type="float" office:value="-22.121412530286001" table:style-name="ce1">
            <text:p>-22.12141253</text:p>
          </table:table-cell>
          <table:table-cell office:value-type="float" office:value="-33.647836623937891" table:style-name="ce1">
            <text:p>-33.64783662</text:p>
          </table:table-cell>
          <table:table-cell office:value-type="float" office:value="-4.6864837817128624" table:style-name="ce1">
            <text:p>-4.68648378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QCOM</text:p>
          </table:table-cell>
          <table:table-cell office:value-type="float" office:value="-10.808317771709079" table:style-name="ce3">
            <text:p>-10.80831777</text:p>
          </table:table-cell>
          <table:table-cell office:value-type="float" office:value="-0.67054880876010603" table:style-name="ce1">
            <text:p>-0.670548809</text:p>
          </table:table-cell>
          <table:table-cell office:value-type="float" office:value="-25.697176062136482" table:style-name="ce1">
            <text:p>-25.69717606</text:p>
          </table:table-cell>
          <table:table-cell office:value-type="float" office:value="-22.5368584802209" table:style-name="ce1">
            <text:p>-22.53685848</text:p>
          </table:table-cell>
          <table:table-cell office:value-type="float" office:value="-20.167416580812009" table:style-name="ce1">
            <text:p>-20.16741658</text:p>
          </table:table-cell>
          <table:table-cell office:value-type="float" office:value="-32.419977856855937" table:style-name="ce1">
            <text:p>-32.419977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REGN</text:p>
          </table:table-cell>
          <table:table-cell office:value-type="float" office:value="-5.3526029310811447" table:style-name="ce3">
            <text:p>-5.352602931</text:p>
          </table:table-cell>
          <table:table-cell office:value-type="float" office:value="-9.1676473307742192" table:style-name="ce1">
            <text:p>-9.167647331</text:p>
          </table:table-cell>
          <table:table-cell office:value-type="float" office:value="-40.419467249639808" table:style-name="ce1">
            <text:p>-40.41946725</text:p>
          </table:table-cell>
          <table:table-cell office:value-type="float" office:value="-18.117173587682359" table:style-name="ce1">
            <text:p>-18.11717359</text:p>
          </table:table-cell>
          <table:table-cell office:value-type="float" office:value="-21.376567913365481" table:style-name="ce1">
            <text:p>-21.37656791</text:p>
          </table:table-cell>
          <table:table-cell office:value-type="float" office:value="-47.109767692694817" table:style-name="ce1">
            <text:p>-47.1097676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ROST</text:p>
          </table:table-cell>
          <table:table-cell office:value-type="float" office:value="-10.405928200262821" table:style-name="ce3">
            <text:p>-10.4059282</text:p>
          </table:table-cell>
          <table:table-cell office:value-type="float" office:value="-16.946592360221199" table:style-name="ce1">
            <text:p>-16.94659236</text:p>
          </table:table-cell>
          <table:table-cell office:value-type="float" office:value="-14.590597751774091" table:style-name="ce1">
            <text:p>-14.59059775</text:p>
          </table:table-cell>
          <table:table-cell office:value-type="float" office:value="-4.3029514485167013" table:style-name="ce1">
            <text:p>-4.302951449</text:p>
          </table:table-cell>
          <table:table-cell office:value-type="float" office:value="-13.7425808736911" table:style-name="ce1">
            <text:p>-13.74258087</text:p>
          </table:table-cell>
          <table:table-cell office:value-type="float" office:value="-11.00206717075231" table:style-name="ce1">
            <text:p>-11.002067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SBUX</text:p>
          </table:table-cell>
          <table:table-cell office:value-type="float" office:value="-13.043861653464059" table:style-name="ce3">
            <text:p>-13.04386165</text:p>
          </table:table-cell>
          <table:table-cell office:value-type="float" office:value="8.4791672241788305" table:style-name="ce1">
            <text:p>8.479167224</text:p>
          </table:table-cell>
          <table:table-cell office:value-type="float" office:value="37.175213711367057" table:style-name="ce1">
            <text:p>37.17521371</text:p>
          </table:table-cell>
          <table:table-cell office:value-type="float" office:value="-26.532439844186939" table:style-name="ce1">
            <text:p>-26.53243984</text:p>
          </table:table-cell>
          <table:table-cell office:value-type="float" office:value="-11.088326192562439" table:style-name="ce1">
            <text:p>-11.08832619</text:p>
          </table:table-cell>
          <table:table-cell office:value-type="float" office:value="11.262524905058349" table:style-name="ce1">
            <text:p>11.2625249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SEDG</text:p>
          </table:table-cell>
          <table:table-cell office:value-type="float" office:value="6.7340065610222464" table:style-name="ce3">
            <text:p>6.734006561</text:p>
          </table:table-cell>
          <table:table-cell office:value-type="float" office:value="16.8017740451028" table:style-name="ce1">
            <text:p>16.80177405</text:p>
          </table:table-cell>
          <table:table-cell office:value-type="float" office:value="-46.506915860946492" table:style-name="ce1">
            <text:p>-46.50691586</text:p>
          </table:table-cell>
          <table:table-cell office:value-type="float" office:value="-16.515327255869941" table:style-name="ce1">
            <text:p>-16.51532726</text:p>
          </table:table-cell>
          <table:table-cell office:value-type="float" office:value="-16.372939678554829" table:style-name="ce1">
            <text:p>-16.37293968</text:p>
          </table:table-cell>
          <table:table-cell office:value-type="float" office:value="-47.669869374780497" table:style-name="ce1">
            <text:p>-47.6698693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SIRI</text:p>
          </table:table-cell>
          <table:table-cell office:value-type="float" office:value="-13.956128818168869" table:style-name="ce3">
            <text:p>-13.95612882</text:p>
          </table:table-cell>
          <table:table-cell office:value-type="float" office:value="0.83143407838230798" table:style-name="ce1">
            <text:p>0.831434078</text:p>
          </table:table-cell>
          <table:table-cell office:value-type="float" office:value="-33.243089465567579" table:style-name="ce1">
            <text:p>-33.24308947</text:p>
          </table:table-cell>
          <table:table-cell office:value-type="float" office:value="-21.171716246942079" table:style-name="ce1">
            <text:p>-21.17171625</text:p>
          </table:table-cell>
          <table:table-cell office:value-type="float" office:value="-14.651741932813829" table:style-name="ce1">
            <text:p>-14.65174193</text:p>
          </table:table-cell>
          <table:table-cell office:value-type="float" office:value="-47.119495251752213" table:style-name="ce1">
            <text:p>-47.1194952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SNPS</text:p>
          </table:table-cell>
          <table:table-cell office:value-type="float" office:value="-17.100450430206081" table:style-name="ce3">
            <text:p>-17.10045043</text:p>
          </table:table-cell>
          <table:table-cell office:value-type="float" office:value="-10.0238277121734" table:style-name="ce1">
            <text:p>-10.02382771</text:p>
          </table:table-cell>
          <table:table-cell office:value-type="float" office:value="-29.31273582335939" table:style-name="ce1">
            <text:p>-29.31273582</text:p>
          </table:table-cell>
          <table:table-cell office:value-type="float" office:value="-18.260886219318461" table:style-name="ce1">
            <text:p>-18.26088622</text:p>
          </table:table-cell>
          <table:table-cell office:value-type="float" office:value="-20.403181007879919" table:style-name="ce1">
            <text:p>-20.40318101</text:p>
          </table:table-cell>
          <table:table-cell office:value-type="float" office:value="-31.952382348579029" table:style-name="ce1">
            <text:p>-31.9523823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SWKS</text:p>
          </table:table-cell>
          <table:table-cell office:value-type="float" office:value="-2.093010007804053" table:style-name="ce3">
            <text:p>-2.093010008</text:p>
          </table:table-cell>
          <table:table-cell office:value-type="float" office:value="-26.719236501564499" table:style-name="ce1">
            <text:p>-26.7192365</text:p>
          </table:table-cell>
          <table:table-cell office:value-type="float" office:value="-40.680947511166522" table:style-name="ce1">
            <text:p>-40.68094751</text:p>
          </table:table-cell>
          <table:table-cell office:value-type="float" office:value="-20.643507534988419" table:style-name="ce1">
            <text:p>-20.64350753</text:p>
          </table:table-cell>
          <table:table-cell office:value-type="float" office:value="-42.439572400835068" table:style-name="ce1">
            <text:p>-42.4395724</text:p>
          </table:table-cell>
          <table:table-cell office:value-type="float" office:value="-53.576414764192272" table:style-name="ce1">
            <text:p>-53.5764147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TCOM</text:p>
          </table:table-cell>
          <table:table-cell office:value-type="float" office:value="-9.6865232777589192" table:style-name="ce3">
            <text:p>-9.686523278</text:p>
          </table:table-cell>
          <table:table-cell office:value-type="float" office:value="-8.1990694973951701" table:style-name="ce1">
            <text:p>-8.199069497</text:p>
          </table:table-cell>
          <table:table-cell office:value-type="float" office:value="28.566271089840921" table:style-name="ce1">
            <text:p>28.56627109</text:p>
          </table:table-cell>
          <table:table-cell office:value-type="float" office:value="-16.201698474941541" table:style-name="ce1">
            <text:p>-16.20169847</text:p>
          </table:table-cell>
          <table:table-cell office:value-type="float" office:value="-13.597514458966449" table:style-name="ce1">
            <text:p>-13.59751446</text:p>
          </table:table-cell>
          <table:table-cell office:value-type="float" office:value="20.98583048489947" table:style-name="ce1">
            <text:p>20.9858304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TEAM</text:p>
          </table:table-cell>
          <table:table-cell office:value-type="float" office:value="-31.015821046467071" table:style-name="ce3">
            <text:p>-31.01582105</text:p>
          </table:table-cell>
          <table:table-cell office:value-type="float" office:value="-11.7806555610349" table:style-name="ce1">
            <text:p>-11.78065556</text:p>
          </table:table-cell>
          <table:table-cell office:value-type="float" office:value="24.958446148806651" table:style-name="ce1">
            <text:p>24.95844615</text:p>
          </table:table-cell>
          <table:table-cell office:value-type="float" office:value="-34.378822833923081" table:style-name="ce1">
            <text:p>-34.37882283</text:p>
          </table:table-cell>
          <table:table-cell office:value-type="float" office:value="-24.28081761250224" table:style-name="ce1">
            <text:p>-24.28081761</text:p>
          </table:table-cell>
          <table:table-cell office:value-type="float" office:value="4.8904538841643674" table:style-name="ce1">
            <text:p>4.89045388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TSCO</text:p>
          </table:table-cell>
          <table:table-cell office:value-type="float" office:value="-5.7964697971647219" table:style-name="ce3">
            <text:p>-5.796469797</text:p>
          </table:table-cell>
          <table:table-cell office:value-type="float" office:value="2.08517745923064" table:style-name="ce1">
            <text:p>2.085177459</text:p>
          </table:table-cell>
          <table:table-cell office:value-type="float" office:value="6.1162237637190113" table:style-name="ce1">
            <text:p>6.116223764</text:p>
          </table:table-cell>
          <table:table-cell office:value-type="float" office:value="-6.6662001000173943" table:style-name="ce1">
            <text:p>-6.6662001</text:p>
          </table:table-cell>
          <table:table-cell office:value-type="float" office:value="-2.3347631990503328" table:style-name="ce1">
            <text:p>-2.334763199</text:p>
          </table:table-cell>
          <table:table-cell office:value-type="float" office:value="-1.7660708297704519" table:style-name="ce1">
            <text:p>-1.7660708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TSLA</text:p>
          </table:table-cell>
          <table:table-cell office:value-type="float" office:value="-25.956625839953588" table:style-name="ce3">
            <text:p>-25.95662584</text:p>
          </table:table-cell>
          <table:table-cell office:value-type="float" office:value="-36.860644095556701" table:style-name="ce1">
            <text:p>-36.8606441</text:p>
          </table:table-cell>
          <table:table-cell office:value-type="float" office:value="0.11014890852655949" table:style-name="ce1">
            <text:p>0.110148909</text:p>
          </table:table-cell>
          <table:table-cell office:value-type="float" office:value="-29.120781134390281" table:style-name="ce1">
            <text:p>-29.12078113</text:p>
          </table:table-cell>
          <table:table-cell office:value-type="float" office:value="-39.286438388941733" table:style-name="ce1">
            <text:p>-39.28643839</text:p>
          </table:table-cell>
          <table:table-cell office:value-type="float" office:value="-3.64990234375" table:style-name="ce1">
            <text:p>-3.64990234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TXN</text:p>
          </table:table-cell>
          <table:table-cell office:value-type="float" office:value="-2.4723457661798229" table:style-name="ce3">
            <text:p>-2.472345766</text:p>
          </table:table-cell>
          <table:table-cell office:value-type="float" office:value="-5.4937533755259702" table:style-name="ce1">
            <text:p>-5.493753376</text:p>
          </table:table-cell>
          <table:table-cell office:value-type="float" office:value="-11.61602162829263" table:style-name="ce1">
            <text:p>-11.61602163</text:p>
          </table:table-cell>
          <table:table-cell office:value-type="float" office:value="-25.0544557476988" table:style-name="ce1">
            <text:p>-25.05445575</text:p>
          </table:table-cell>
          <table:table-cell office:value-type="float" office:value="-20.654750784695839" table:style-name="ce1">
            <text:p>-20.65475078</text:p>
          </table:table-cell>
          <table:table-cell office:value-type="float" office:value="-24.35475446028121" table:style-name="ce1">
            <text:p>-24.3547544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VRSK</text:p>
          </table:table-cell>
          <table:table-cell office:value-type="float" office:value="-0.15614570827376761" table:style-name="ce3">
            <text:p>-0.156145708</text:p>
          </table:table-cell>
          <table:table-cell office:value-type="float" office:value="6.9988448581667404" table:style-name="ce1">
            <text:p>6.998844858</text:p>
          </table:table-cell>
          <table:table-cell office:value-type="float" office:value="6.6124407726886156" table:style-name="ce1">
            <text:p>6.612440773</text:p>
          </table:table-cell>
          <table:table-cell office:value-type="float" office:value="-3.2788780101608141" table:style-name="ce1">
            <text:p>-3.27887801</text:p>
          </table:table-cell>
          <table:table-cell office:value-type="float" office:value="4.3556930890286498" table:style-name="ce1">
            <text:p>4.355693089</text:p>
          </table:table-cell>
          <table:table-cell office:value-type="float" office:value="2.5357486918077039" table:style-name="ce1">
            <text:p>2.53574869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VRSN</text:p>
          </table:table-cell>
          <table:table-cell office:value-type="float" office:value="9.4096111344052229" table:style-name="ce3">
            <text:p>9.409611134</text:p>
          </table:table-cell>
          <table:table-cell office:value-type="float" office:value="22.340317260792201" table:style-name="ce1">
            <text:p>22.34031726</text:p>
          </table:table-cell>
          <table:table-cell office:value-type="float" office:value="43.694883281008487" table:style-name="ce1">
            <text:p>43.69488328</text:p>
          </table:table-cell>
          <table:table-cell office:value-type="float" office:value="3.5925311624924521" table:style-name="ce1">
            <text:p>3.592531162</text:p>
          </table:table-cell>
          <table:table-cell office:value-type="float" office:value="14.807377663122519" table:style-name="ce1">
            <text:p>14.80737766</text:p>
          </table:table-cell>
          <table:table-cell office:value-type="float" office:value="33.935542462979953" table:style-name="ce1">
            <text:p>33.9355424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VRTX</text:p>
          </table:table-cell>
          <table:table-cell office:value-type="float" office:value="6.5091479837372397" table:style-name="ce3">
            <text:p>6.509147984</text:p>
          </table:table-cell>
          <table:table-cell office:value-type="float" office:value="23.3729798200368" table:style-name="ce1">
            <text:p>23.37297982</text:p>
          </table:table-cell>
          <table:table-cell office:value-type="float" office:value="0.2176492687128587" table:style-name="ce1">
            <text:p>0.217649269</text:p>
          </table:table-cell>
          <table:table-cell office:value-type="float" office:value="-1.986617237566721" table:style-name="ce1">
            <text:p>-1.986617238</text:p>
          </table:table-cell>
          <table:table-cell office:value-type="float" office:value="16.237261609452439" table:style-name="ce1">
            <text:p>16.23726161</text:p>
          </table:table-cell>
          <table:table-cell office:value-type="float" office:value="-2.8154882850042" table:style-name="ce1">
            <text:p>-2.81548828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WDAY</text:p>
          </table:table-cell>
          <table:table-cell office:value-type="float" office:value="-8.318917073559879" table:style-name="ce3">
            <text:p>-8.318917074</text:p>
          </table:table-cell>
          <table:table-cell office:value-type="float" office:value="-8.9732803461205801" table:style-name="ce1">
            <text:p>-8.973280346</text:p>
          </table:table-cell>
          <table:table-cell office:value-type="float" office:value="6.9078373389022296" table:style-name="ce1">
            <text:p>6.907837339</text:p>
          </table:table-cell>
          <table:table-cell office:value-type="float" office:value="-15.308714464800341" table:style-name="ce1">
            <text:p>-15.30871446</text:p>
          </table:table-cell>
          <table:table-cell office:value-type="float" office:value="-13.032679526063269" table:style-name="ce1">
            <text:p>-13.03267953</text:p>
          </table:table-cell>
          <table:table-cell office:value-type="float" office:value="-6.2556686041149652" table:style-name="ce1">
            <text:p>-6.25566860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WST</text:p>
          </table:table-cell>
          <table:table-cell office:value-type="float" office:value="11.59660301698085" table:style-name="ce3">
            <text:p>11.59660302</text:p>
          </table:table-cell>
          <table:table-cell office:value-type="float" office:value="-32.382068526281799" table:style-name="ce1">
            <text:p>-32.38206853</text:p>
          </table:table-cell>
          <table:table-cell office:value-type="float" office:value="-30.71961760457642" table:style-name="ce1">
            <text:p>-30.7196176</text:p>
          </table:table-cell>
          <table:table-cell office:value-type="float" office:value="-3.650844822220026" table:style-name="ce1">
            <text:p>-3.650844822</text:p>
          </table:table-cell>
          <table:table-cell office:value-type="float" office:value="-38.850865229816208" table:style-name="ce1">
            <text:p>-38.85086523</text:p>
          </table:table-cell>
          <table:table-cell office:value-type="float" office:value="-37.74291586645645" table:style-name="ce1">
            <text:p>-37.7429158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XEL</text:p>
          </table:table-cell>
          <table:table-cell office:value-type="float" office:value="2.7829778465821491" table:style-name="ce3">
            <text:p>2.782977847</text:p>
          </table:table-cell>
          <table:table-cell office:value-type="float" office:value="4.8765313578687204" table:style-name="ce1">
            <text:p>4.876531358</text:p>
          </table:table-cell>
          <table:table-cell office:value-type="float" office:value="35.956076127511579" table:style-name="ce1">
            <text:p>35.95607613</text:p>
          </table:table-cell>
          <table:table-cell office:value-type="float" office:value="-2.1186144709051722" table:style-name="ce1">
            <text:p>-2.118614471</text:p>
          </table:table-cell>
          <table:table-cell office:value-type="float" office:value="4.293477190748594" table:style-name="ce1">
            <text:p>4.293477191</text:p>
          </table:table-cell>
          <table:table-cell office:value-type="float" office:value="25.854300851712619" table:style-name="ce1">
            <text:p>25.8543008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ZM</text:p>
          </table:table-cell>
          <table:table-cell office:value-type="float" office:value="-12.11837350919523" table:style-name="ce3">
            <text:p>-12.11837351</text:p>
          </table:table-cell>
          <table:table-cell office:value-type="float" office:value="-9.5370563264720403" table:style-name="ce1">
            <text:p>-9.537056326</text:p>
          </table:table-cell>
          <table:table-cell office:value-type="float" office:value="33.642850603376118" table:style-name="ce1">
            <text:p>33.6428506</text:p>
          </table:table-cell>
          <table:table-cell office:value-type="float" office:value="-17.878787878787879" table:style-name="ce1">
            <text:p>-17.87878788</text:p>
          </table:table-cell>
          <table:table-cell office:value-type="float" office:value="-15.78619941578466" table:style-name="ce1">
            <text:p>-15.78619942</text:p>
          </table:table-cell>
          <table:table-cell office:value-type="float" office:value="14.63621277362062" table:style-name="ce1">
            <text:p>14.636212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ZS</text:p>
          </table:table-cell>
          <table:table-cell office:value-type="float" office:value="-3.5840611987965132" table:style-name="ce6">
            <text:p>-3.584061199</text:p>
          </table:table-cell>
          <table:table-cell office:value-type="float" office:value="13.110901472536" table:style-name="ce1">
            <text:p>13.11090147</text:p>
          </table:table-cell>
          <table:table-cell office:value-type="float" office:value="4.9500960197420296" table:style-name="ce1">
            <text:p>4.95009602</text:p>
          </table:table-cell>
          <table:table-cell office:value-type="float" office:value="-12.031627560127591" table:style-name="ce1">
            <text:p>-12.03162756</text:p>
          </table:table-cell>
          <table:table-cell office:value-type="float" office:value="-5.0190299259795204" table:style-name="ce1">
            <text:p>-5.019029926</text:p>
          </table:table-cell>
          <table:table-cell office:value-type="float" office:value="-10.39347215311988" table:style-name="ce1">
            <text:p>-10.39347215</text:p>
          </table:table-cell>
          <table:table-cell table:number-columns-repeated="16376"/>
        </table:table-row>
        <table:table-row table:number-rows-repeated="1048470" table:style-name="ro3">
          <table:table-cell table:number-columns-repeated="16384"/>
        </table:table-row>
      </table:table>
      <table:table table:name="Sheet2" table:style-name="ta2"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1" table:number-columns-repeated="16380" table:default-cell-style-name="ce1"/>
        <table:table-row table:style-name="ro3">
          <table:table-cell table:number-columns-repeated="16384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date" office:date-value="2025-03-29T00:00:00" table:style-name="ce15">
            <text:p>29-03-2025</text:p>
          </table:table-cell>
          <table:table-cell office:value-type="date" office:date-value="2025-03-05T00:00:00" table:style-name="ce2">
            <text:p>05-03-2025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16">
            <text:p>MNST</text:p>
          </table:table-cell>
          <table:table-cell office:value-type="string" table:style-name="ce16">
            <text:p>MNST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17">
            <text:p>WST</text:p>
          </table:table-cell>
          <table:table-cell office:value-type="string" table:style-name="ce17">
            <text:p>ORLY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EA</text:p>
          </table:table-cell>
          <table:table-cell office:value-type="string" table:style-name="ce4">
            <text:p>EXC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VRSN</text:p>
          </table:table-cell>
          <table:table-cell office:value-type="string" table:style-name="ce4">
            <text:p>VRSN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CSGP</text:p>
          </table:table-cell>
          <table:table-cell office:value-type="string" table:style-name="ce4">
            <text:p>EA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17">
            <text:p>OKTA</text:p>
          </table:table-cell>
          <table:table-cell office:value-type="string" table:style-name="ce4">
            <text:p>KDP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SEDG</text:p>
          </table:table-cell>
          <table:table-cell office:value-type="string" table:style-name="ce4">
            <text:p>FAST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KDP</text:p>
          </table:table-cell>
          <table:table-cell office:value-type="string" table:style-name="ce4">
            <text:p>CHKP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VRTX</text:p>
          </table:table-cell>
          <table:table-cell office:value-type="string" table:style-name="ce4">
            <text:p>INTU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17">
            <text:p>GILD</text:p>
          </table:table-cell>
          <table:table-cell office:value-type="string" table:style-name="ce4">
            <text:p>AEP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AEP</text:p>
          </table:table-cell>
          <table:table-cell office:value-type="string" table:style-name="ce17">
            <text:p>OKTA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17">
            <text:p>ORLY</text:p>
          </table:table-cell>
          <table:table-cell office:value-type="string" table:style-name="ce17">
            <text:p>GILD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EXC</text:p>
          </table:table-cell>
          <table:table-cell office:value-type="string" table:style-name="ce4">
            <text:p>VRTX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KHC</text:p>
          </table:table-cell>
          <table:table-cell office:value-type="string" table:style-name="ce4">
            <text:p>XEL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AMGN</text:p>
          </table:table-cell>
          <table:table-cell office:value-type="string" table:style-name="ce4">
            <text:p>AMGN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PEP</text:p>
          </table:table-cell>
          <table:table-cell office:value-type="string" table:style-name="ce4">
            <text:p>VRSK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PAYC</text:p>
          </table:table-cell>
          <table:table-cell office:value-type="string" table:style-name="ce4">
            <text:p>KHC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CHKP</text:p>
          </table:table-cell>
          <table:table-cell office:value-type="string" table:style-name="ce4">
            <text:p>PAYX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HON</text:p>
          </table:table-cell>
          <table:table-cell office:value-type="string" table:style-name="ce4">
            <text:p>PEP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XEL</text:p>
          </table:table-cell>
          <table:table-cell office:value-type="string" table:style-name="ce17">
            <text:p>WST</text:p>
          </table:table-cell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database-ranges>
        <table:database-range table:target-range-address="Sheet1.B3:Sheet1.H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526</meta:generator>
    <meta:initial-creator>narasimha vivek.t</meta:initial-creator>
    <dc:creator>narasimha vivek.t</dc:creator>
    <meta:creation-date>2025-04-05T09:32:55Z</meta:creation-date>
    <dc:date>2025-04-05T10:07:48Z</dc:date>
  </office:meta>
</office:document-meta>
</file>